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DejaVu Sans" svg:font-family="'DejaVu Sans'" style:font-family-generic="roman" style:font-pitch="variable"/>
    <style:font-face style:name="FreeSans" svg:font-family="FreeSans" style:font-family-generic="roman" style:font-pitch="variable"/>
    <style:font-face style:name="Helvetica" svg:font-family="Helvetica, 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officeooo:paragraph-rsid="008d9c6b" style:font-size-asian="12pt" style:font-size-complex="12pt"/>
    </style:style>
    <style:style style:name="P2" style:family="paragraph" style:parent-style-name="Standard">
      <style:text-properties style:font-name="Liberation Serif" fo:font-size="12pt" officeooo:paragraph-rsid="009f0980" style:font-size-asian="12pt" style:font-size-complex="12pt"/>
    </style:style>
    <style:style style:name="P3" style:family="paragraph" style:parent-style-name="Text_20_body">
      <style:text-properties style:font-name="Liberation Serif" fo:font-size="12pt" fo:language="en" fo:country="US" fo:font-style="normal" officeooo:rsid="007a177e" officeooo:paragraph-rsid="007a177e" style:font-size-asian="12pt" style:font-style-asian="normal" style:font-size-complex="12pt" style:font-style-complex="normal"/>
    </style:style>
    <style:style style:name="P4" style:family="paragraph" style:parent-style-name="Text_20_body">
      <style:text-properties style:font-name="Liberation Serif" fo:font-size="12pt" fo:language="en" fo:country="US" fo:font-style="normal" officeooo:rsid="007a177e" officeooo:paragraph-rsid="00877368" style:font-size-asian="12pt" style:font-style-asian="normal" style:font-size-complex="12pt" style:font-style-complex="normal"/>
    </style:style>
    <style:style style:name="P5" style:family="paragraph" style:parent-style-name="Text_20_body">
      <style:text-properties style:font-name="Liberation Serif" fo:font-size="12pt" fo:language="en" fo:country="US" fo:font-style="normal" officeooo:rsid="007c973f" officeooo:paragraph-rsid="008ce977" style:font-size-asian="12pt" style:font-style-asian="normal" style:font-size-complex="12pt" style:font-style-complex="normal"/>
    </style:style>
    <style:style style:name="P6" style:family="paragraph" style:parent-style-name="Text_20_body">
      <style:text-properties style:font-name="Liberation Serif" fo:font-size="12pt" fo:language="en" fo:country="US" fo:font-style="normal" officeooo:rsid="009fd538" officeooo:paragraph-rsid="009fd538" style:font-size-asian="12pt" style:font-style-asian="normal" style:font-size-complex="12pt" style:font-style-complex="normal"/>
    </style:style>
    <style:style style:name="P7" style:family="paragraph" style:parent-style-name="Text_20_body">
      <style:text-properties style:font-name="Liberation Serif" fo:font-size="12pt" officeooo:paragraph-rsid="008ce977" style:font-size-asian="12pt" style:font-size-complex="12pt"/>
    </style:style>
    <style:style style:name="P8" style:family="paragraph" style:parent-style-name="Text_20_body">
      <style:text-properties style:font-name="Liberation Serif" fo:font-size="12pt" officeooo:paragraph-rsid="008f41b4" style:font-size-asian="12pt" style:font-size-complex="12pt"/>
    </style:style>
    <style:style style:name="P9" style:family="paragraph" style:parent-style-name="Text_20_body">
      <style:text-properties style:font-name="Liberation Serif" fo:font-size="12pt" officeooo:paragraph-rsid="008f86ce" style:font-size-asian="12pt" style:font-size-complex="12pt"/>
    </style:style>
    <style:style style:name="P10" style:family="paragraph" style:parent-style-name="Text_20_body">
      <style:text-properties style:font-name="Liberation Serif" fo:font-size="12pt" officeooo:rsid="00909c64" officeooo:paragraph-rsid="00909c64" style:font-size-asian="12pt" style:font-size-complex="12pt"/>
    </style:style>
    <style:style style:name="P11" style:family="paragraph" style:parent-style-name="Text_20_body">
      <style:text-properties style:font-name="Liberation Serif" fo:font-size="12pt" officeooo:rsid="00909c64" officeooo:paragraph-rsid="0091528e" style:font-size-asian="12pt" style:font-size-complex="12pt"/>
    </style:style>
    <style:style style:name="P12" style:family="paragraph" style:parent-style-name="Text_20_body">
      <style:text-properties style:font-name="Liberation Serif" fo:font-size="12pt" officeooo:paragraph-rsid="00930a14" style:font-size-asian="12pt" style:font-size-complex="12pt"/>
    </style:style>
    <style:style style:name="P13" style:family="paragraph" style:parent-style-name="Text_20_body">
      <style:text-properties style:font-name="Liberation Serif" fo:font-size="12pt" officeooo:paragraph-rsid="00938786" style:font-size-asian="12pt" style:font-size-complex="12pt"/>
    </style:style>
    <style:style style:name="P14" style:family="paragraph" style:parent-style-name="Text_20_body">
      <style:text-properties style:font-name="Liberation Serif" fo:font-size="12pt" officeooo:paragraph-rsid="009bf95f" style:font-size-asian="12pt" style:font-size-complex="12pt"/>
    </style:style>
    <style:style style:name="P15" style:family="paragraph" style:parent-style-name="Text_20_body">
      <style:text-properties style:font-name="Liberation Serif" fo:font-size="12pt" officeooo:rsid="009bf95f" officeooo:paragraph-rsid="009c3002" style:font-size-asian="12pt" style:font-size-complex="12pt"/>
    </style:style>
    <style:style style:name="P16" style:family="paragraph" style:parent-style-name="Text_20_body">
      <style:text-properties style:font-name="Liberation Serif" fo:font-size="12pt" officeooo:rsid="009bf95f" officeooo:paragraph-rsid="009c42b9" style:font-size-asian="12pt" style:font-size-complex="12pt"/>
    </style:style>
    <style:style style:name="P17" style:family="paragraph" style:parent-style-name="Content_5f__5f__5f__5f__5f__5f__5f__7e_LT_7e_Gliederung_20_1">
      <style:text-properties style:font-name="Liberation Serif" fo:font-size="12pt" officeooo:paragraph-rsid="009c42b9" style:font-size-asian="12pt" style:font-size-complex="12pt"/>
    </style:style>
    <style:style style:name="P18" style:family="paragraph" style:parent-style-name="Content_5f__5f__5f__5f__5f__5f__5f__7e_LT_7e_Gliederung_20_1">
      <style:text-properties style:font-name="Liberation Serif" fo:font-size="12pt" officeooo:paragraph-rsid="009e6d66" style:font-size-asian="12pt" style:font-size-complex="12pt"/>
    </style:style>
    <style:style style:name="P19" style:family="paragraph" style:parent-style-name="Content_5f__5f__5f__5f__5f__5f__5f__7e_LT_7e_Gliederung_20_1">
      <style:text-properties style:font-name="Liberation Serif" fo:font-size="12pt" officeooo:rsid="009e6d66" officeooo:paragraph-rsid="009e6d66" style:font-size-asian="12pt" style:font-size-complex="12pt"/>
    </style:style>
    <style:style style:name="P20" style:family="paragraph" style:parent-style-name="Standard">
      <style:text-properties style:font-name="Liberation Serif" fo:font-size="12pt" fo:language="en" fo:country="US" fo:font-style="normal" officeooo:rsid="008ce977" officeooo:paragraph-rsid="008ce977" style:font-size-asian="12pt" style:font-style-asian="normal" style:font-size-complex="12pt" style:font-style-complex="normal"/>
    </style:style>
    <style:style style:name="P21" style:family="paragraph" style:parent-style-name="Standard">
      <style:text-properties style:font-name="Liberation Serif" fo:font-size="12pt" fo:language="en" fo:country="US" fo:font-style="normal" officeooo:rsid="00a8ea95" officeooo:paragraph-rsid="00a8ea95" style:font-size-asian="12pt" style:font-style-asian="normal" style:font-size-complex="12pt" style:font-style-complex="normal"/>
    </style:style>
    <style:style style:name="P22" style:family="paragraph" style:parent-style-name="Text_20_body">
      <style:text-properties style:font-name="Liberation Serif" fo:font-size="12pt" fo:language="en" fo:country="US" fo:font-style="normal" officeooo:rsid="007a177e" officeooo:paragraph-rsid="007a177e" style:font-size-asian="12pt" style:font-style-asian="normal" style:font-size-complex="12pt" style:font-style-complex="normal"/>
    </style:style>
    <style:style style:name="P23" style:family="paragraph" style:parent-style-name="Text_20_body">
      <style:text-properties style:font-name="Liberation Serif" fo:font-size="12pt" fo:language="en" fo:country="US" fo:font-style="normal" officeooo:rsid="007e077c" officeooo:paragraph-rsid="008ce977" style:font-size-asian="12pt" style:font-style-asian="normal" style:font-size-complex="12pt" style:font-style-complex="normal"/>
    </style:style>
    <style:style style:name="P24" style:family="paragraph" style:parent-style-name="Text_20_body">
      <style:text-properties style:font-name="Liberation Serif" fo:font-size="12pt" fo:language="en" fo:country="US" fo:font-style="normal" officeooo:rsid="008f86ce" officeooo:paragraph-rsid="008f86ce" style:font-size-asian="12pt" style:font-style-asian="normal" style:font-size-complex="12pt" style:font-style-complex="normal"/>
    </style:style>
    <style:style style:name="P25" style:family="paragraph" style:parent-style-name="Text_20_body">
      <style:text-properties style:font-name="Liberation Serif" fo:font-size="12pt" fo:language="en" fo:country="US" fo:font-style="normal" officeooo:rsid="00909c64" officeooo:paragraph-rsid="00909c64" style:font-size-asian="12pt" style:font-style-asian="normal" style:font-size-complex="12pt" style:font-style-complex="normal"/>
    </style:style>
    <style:style style:name="P26" style:family="paragraph" style:parent-style-name="Text_20_body">
      <style:text-properties style:font-name="Liberation Serif" fo:font-size="12pt" fo:language="en" fo:country="US" fo:font-style="normal" officeooo:rsid="00909c64" officeooo:paragraph-rsid="0091528e" style:font-size-asian="12pt" style:font-style-asian="normal" style:font-size-complex="12pt" style:font-style-complex="normal"/>
    </style:style>
    <style:style style:name="P27" style:family="paragraph" style:parent-style-name="Text_20_body">
      <style:text-properties style:font-name="Liberation Serif" fo:font-size="12pt" fo:language="en" fo:country="US" fo:font-style="normal" officeooo:rsid="0091528e" officeooo:paragraph-rsid="0091528e" style:font-size-asian="12pt" style:font-style-asian="normal" style:font-size-complex="12pt" style:font-style-complex="normal"/>
    </style:style>
    <style:style style:name="P28" style:family="paragraph" style:parent-style-name="Text_20_body">
      <style:text-properties style:font-name="Liberation Serif" fo:font-size="12pt" fo:language="en" fo:country="US" fo:font-style="normal" officeooo:rsid="009366f6" officeooo:paragraph-rsid="009366f6" style:font-size-asian="12pt" style:font-style-asian="normal" style:font-size-complex="12pt" style:font-style-complex="normal"/>
    </style:style>
    <style:style style:name="P29" style:family="paragraph" style:parent-style-name="Text_20_body">
      <style:text-properties style:font-name="Liberation Serif" fo:font-size="12pt" fo:language="en" fo:country="US" fo:font-style="normal" officeooo:rsid="009fd538" officeooo:paragraph-rsid="00aa3181" style:font-size-asian="12pt" style:font-style-asian="normal" style:font-size-complex="12pt" style:font-style-complex="normal"/>
    </style:style>
    <style:style style:name="P30" style:family="paragraph" style:parent-style-name="Text_20_body">
      <style:text-properties style:font-name="Liberation Serif" fo:font-size="12pt" fo:language="en" fo:country="US" fo:font-style="normal" officeooo:rsid="009f0980" officeooo:paragraph-rsid="00a5e2bf" style:font-size-asian="12pt" style:font-style-asian="normal" style:font-size-complex="12pt" style:font-style-complex="normal"/>
    </style:style>
    <style:style style:name="P31" style:family="paragraph" style:parent-style-name="Text_20_body">
      <style:text-properties style:font-name="Liberation Serif" fo:font-size="12pt" fo:language="en" fo:country="US" fo:font-style="normal" officeooo:rsid="00a8ea95" officeooo:paragraph-rsid="00a8ea95" style:font-size-asian="12pt" style:font-style-asian="normal" style:font-size-complex="12pt" style:font-style-complex="normal"/>
    </style:style>
    <style:style style:name="P32" style:family="paragraph" style:parent-style-name="Text_20_body">
      <style:text-properties style:font-name="Liberation Serif" fo:font-size="12pt" fo:language="en" fo:country="US" fo:font-style="normal" officeooo:rsid="00aa3181" officeooo:paragraph-rsid="00aa3181" style:font-size-asian="12pt" style:font-style-asian="normal" style:font-size-complex="12pt" style:font-style-complex="normal"/>
    </style:style>
    <style:style style:name="P33" style:family="paragraph" style:parent-style-name="Text_20_body">
      <style:text-properties style:font-name="Liberation Serif" fo:font-size="12pt" fo:language="en" fo:country="US" fo:font-style="normal" officeooo:rsid="00ab2373" officeooo:paragraph-rsid="00ab2373" style:font-size-asian="12pt" style:font-style-asian="normal" style:font-size-complex="12pt" style:font-style-complex="normal"/>
    </style:style>
    <style:style style:name="P34" style:family="paragraph" style:parent-style-name="Text_20_body">
      <style:text-properties style:font-name="Liberation Serif" fo:font-size="12pt" officeooo:rsid="009c3002" officeooo:paragraph-rsid="009c42b9" style:font-size-asian="12pt" style:font-size-complex="12pt"/>
    </style:style>
    <style:style style:name="P35" style:family="paragraph" style:parent-style-name="Text_20_body">
      <style:text-properties style:font-name="Liberation Serif" fo:font-size="12pt" officeooo:rsid="009c42b9" officeooo:paragraph-rsid="009c42b9" style:font-size-asian="12pt" style:font-size-complex="12pt"/>
    </style:style>
    <style:style style:name="P36" style:family="paragraph" style:parent-style-name="Text_20_body">
      <style:text-properties style:font-name="Liberation Serif" fo:font-size="12pt" officeooo:rsid="00958753" officeooo:paragraph-rsid="00a6c734" style:font-size-asian="12pt" style:font-size-complex="12pt"/>
    </style:style>
    <style:style style:name="P37" style:family="paragraph" style:parent-style-name="Text_20_body">
      <style:text-properties style:font-name="Liberation Serif" fo:font-size="12pt" officeooo:paragraph-rsid="00a6c734" style:font-size-asian="12pt" style:font-size-complex="12pt"/>
    </style:style>
    <style:style style:name="P38" style:family="paragraph" style:parent-style-name="Content_5f__5f__5f__7e_LT_7e_Gliederung_20_1">
      <style:text-properties style:font-name="Liberation Serif" fo:font-size="12pt" fo:language="en" fo:country="US" fo:font-style="normal" officeooo:rsid="00a8ea95" officeooo:paragraph-rsid="00a8ea95" style:font-size-asian="12pt" style:font-style-asian="normal" style:font-size-complex="12pt" style:font-style-complex="normal"/>
    </style:style>
    <style:style style:name="P39" style:family="paragraph" style:parent-style-name="Content_5f__5f__5f__7e_LT_7e_Gliederung_20_1">
      <style:paragraph-properties fo:margin-left="0in" fo:margin-right="0in" fo:margin-top="0.4in" fo:margin-bottom="0.4in" loext:contextual-spacing="false" fo:text-indent="0in" style:auto-text-indent="false"/>
      <style:text-properties style:font-name="Liberation Serif" fo:font-size="12pt" style:font-size-asian="12pt" style:font-size-complex="12pt"/>
    </style:style>
    <style:style style:name="P40" style:family="paragraph" style:parent-style-name="Content_5f__5f__5f__5f__5f__5f__5f__7e_LT_7e_Gliederung_20_1">
      <style:text-properties style:font-name="Liberation Serif" fo:font-size="12pt" officeooo:rsid="007e077c" officeooo:paragraph-rsid="009e6d66" style:font-size-asian="12pt" style:font-size-complex="12pt"/>
    </style:style>
    <style:style style:name="T1" style:family="text">
      <style:text-properties officeooo:rsid="007e077c"/>
    </style:style>
    <style:style style:name="T2" style:family="text">
      <style:text-properties fo:language="en" fo:country="US" fo:font-style="normal" officeooo:rsid="007a177e" style:font-style-asian="normal" style:font-style-complex="normal"/>
    </style:style>
    <style:style style:name="T3" style:family="text">
      <style:text-properties fo:language="en" fo:country="US" fo:font-style="normal" officeooo:rsid="007e077c" style:font-style-asian="normal" style:font-style-complex="normal"/>
    </style:style>
    <style:style style:name="T4" style:family="text">
      <style:text-properties fo:language="en" fo:country="US" fo:font-style="normal" officeooo:rsid="00851017" style:font-style-asian="normal" style:font-style-complex="normal"/>
    </style:style>
    <style:style style:name="T5" style:family="text">
      <style:text-properties fo:language="en" fo:country="US" fo:font-style="normal" officeooo:rsid="00862202" style:font-style-asian="normal" style:font-style-complex="normal"/>
    </style:style>
    <style:style style:name="T6" style:family="text">
      <style:text-properties fo:language="en" fo:country="US" fo:font-style="normal" officeooo:rsid="007c973f" style:font-style-asian="normal" style:font-style-complex="normal"/>
    </style:style>
    <style:style style:name="T7" style:family="text">
      <style:text-properties fo:language="en" fo:country="US" fo:font-style="normal" officeooo:rsid="008afd15" style:font-style-asian="normal" style:font-style-complex="normal"/>
    </style:style>
    <style:style style:name="T8" style:family="text">
      <style:text-properties fo:language="en" fo:country="US" fo:font-style="normal" officeooo:rsid="008ce977" style:font-style-asian="normal" style:font-style-complex="normal"/>
    </style:style>
    <style:style style:name="T9" style:family="text">
      <style:text-properties fo:language="en" fo:country="US" fo:font-style="normal" officeooo:rsid="008d9c6b" style:font-style-asian="normal" style:font-style-complex="normal"/>
    </style:style>
    <style:style style:name="T10" style:family="text">
      <style:text-properties fo:language="en" fo:country="US" fo:font-style="normal" officeooo:rsid="009f0980" style:font-style-asian="normal" style:font-style-complex="normal"/>
    </style:style>
    <style:style style:name="T11" style:family="text">
      <style:text-properties style:font-name="Liberation Serif"/>
    </style:style>
    <style:style style:name="T12" style:family="text">
      <style:text-properties style:font-name="Liberation Serif" fo:language="en" fo:country="US" fo:font-style="normal" style:font-style-asian="normal" style:font-style-complex="normal"/>
    </style:style>
    <style:style style:name="T13" style:family="text">
      <style:text-properties style:font-name="Liberation Serif" fo:language="en" fo:country="US" fo:font-style="normal" officeooo:rsid="007a177e" style:font-style-asian="normal" style:font-style-complex="normal"/>
    </style:style>
    <style:style style:name="T14" style:family="text">
      <style:text-properties style:font-name="Liberation Serif" fo:language="en" fo:country="US" fo:font-style="normal" officeooo:rsid="007eedea" style:font-style-asian="normal" style:font-style-complex="normal"/>
    </style:style>
    <style:style style:name="T15" style:family="text">
      <style:text-properties style:font-name="Liberation Serif" fo:language="en" fo:country="US" fo:font-style="normal" officeooo:rsid="00851017" style:font-style-asian="normal" style:font-style-complex="normal"/>
    </style:style>
    <style:style style:name="T16" style:family="text">
      <style:text-properties style:font-name="Liberation Serif" fo:language="en" fo:country="US" fo:font-style="normal" officeooo:rsid="00862202" style:font-style-asian="normal" style:font-style-complex="normal"/>
    </style:style>
    <style:style style:name="T17" style:family="text">
      <style:text-properties style:font-name="Liberation Serif" fo:language="en" fo:country="US" fo:font-style="normal" officeooo:rsid="008afd15" style:font-style-asian="normal" style:font-style-complex="normal"/>
    </style:style>
    <style:style style:name="T18" style:family="text">
      <style:text-properties style:font-name="Liberation Serif" fo:language="en" fo:country="US" fo:font-style="normal" officeooo:rsid="008ce977" style:font-style-asian="normal" style:font-style-complex="normal"/>
    </style:style>
    <style:style style:name="T19" style:family="text">
      <style:text-properties style:font-name="Liberation Serif" fo:language="en" fo:country="US" fo:font-style="normal" officeooo:rsid="008f06b2" style:font-style-asian="normal" style:font-style-complex="normal"/>
    </style:style>
    <style:style style:name="T20" style:family="text">
      <style:text-properties style:font-name="Liberation Serif" fo:language="en" fo:country="US" fo:font-style="normal" officeooo:rsid="008f41b4" style:font-style-asian="normal" style:font-style-complex="normal"/>
    </style:style>
    <style:style style:name="T21" style:family="text">
      <style:text-properties style:font-name="Liberation Serif" fo:language="en" fo:country="US" fo:font-style="normal" officeooo:rsid="008f86ce" style:font-style-asian="normal" style:font-style-complex="normal"/>
    </style:style>
    <style:style style:name="T22" style:family="text">
      <style:text-properties style:font-name="Liberation Serif" fo:language="en" fo:country="US" fo:font-style="normal" officeooo:rsid="00909c64" style:font-style-asian="normal" style:font-style-complex="normal"/>
    </style:style>
    <style:style style:name="T23" style:family="text">
      <style:text-properties style:font-name="Liberation Serif" fo:language="en" fo:country="US" fo:font-style="normal" officeooo:rsid="0091528e" style:font-style-asian="normal" style:font-style-complex="normal"/>
    </style:style>
    <style:style style:name="T24" style:family="text">
      <style:text-properties style:font-name="Liberation Serif" fo:language="en" fo:country="US" fo:font-style="normal" officeooo:rsid="00930a14" style:font-style-asian="normal" style:font-style-complex="normal"/>
    </style:style>
    <style:style style:name="T25" style:family="text">
      <style:text-properties style:font-name="Liberation Serif" fo:language="en" fo:country="US" fo:font-style="normal" officeooo:rsid="009366f6" style:font-style-asian="normal" style:font-style-complex="normal"/>
    </style:style>
    <style:style style:name="T26" style:family="text">
      <style:text-properties style:font-name="Liberation Serif" fo:language="en" fo:country="US" fo:font-style="normal" officeooo:rsid="00938786" style:font-style-asian="normal" style:font-style-complex="normal"/>
    </style:style>
    <style:style style:name="T27" style:family="text">
      <style:text-properties style:font-name="Liberation Serif" fo:language="en" fo:country="US" fo:font-style="normal" officeooo:rsid="009c5dcb" style:font-style-asian="normal" style:font-style-complex="normal"/>
    </style:style>
    <style:style style:name="T28" style:family="text">
      <style:text-properties style:font-name="Liberation Serif" fo:language="en" fo:country="US" fo:font-style="normal" officeooo:rsid="009c7457" style:font-style-asian="normal" style:font-style-complex="normal"/>
    </style:style>
    <style:style style:name="T29" style:family="text">
      <style:text-properties style:font-name="Liberation Serif" officeooo:rsid="007e077c"/>
    </style:style>
    <style:style style:name="T30" style:family="text">
      <style:text-properties style:font-name="Liberation Serif" officeooo:rsid="00938786"/>
    </style:style>
    <style:style style:name="T31" style:family="text">
      <style:text-properties style:font-name="Liberation Serif" officeooo:rsid="00958753"/>
    </style:style>
    <style:style style:name="T32" style:family="text">
      <style:text-properties style:font-name="Liberation Serif" officeooo:rsid="0098bd15"/>
    </style:style>
    <style:style style:name="T33" style:family="text">
      <style:text-properties style:font-name="Liberation Serif" officeooo:rsid="009bf95f"/>
    </style:style>
    <style:style style:name="T34" style:family="text">
      <style:text-properties style:font-name="Liberation Serif" officeooo:rsid="009c3002"/>
    </style:style>
    <style:style style:name="T35" style:family="text">
      <style:text-properties style:font-name="Liberation Serif" officeooo:rsid="009c42b9"/>
    </style:style>
    <style:style style:name="T36" style:family="text">
      <style:text-properties officeooo:rsid="007eedea"/>
    </style:style>
    <style:style style:name="T37" style:family="text">
      <style:text-properties officeooo:rsid="008045b8"/>
    </style:style>
    <style:style style:name="T38" style:family="text">
      <style:text-properties officeooo:rsid="0082418b"/>
    </style:style>
    <style:style style:name="T39" style:family="text">
      <style:text-properties officeooo:rsid="0082ac61"/>
    </style:style>
    <style:style style:name="T40" style:family="text">
      <style:text-properties officeooo:rsid="0083d6bc"/>
    </style:style>
    <style:style style:name="T41" style:family="text">
      <style:text-properties officeooo:rsid="00862202"/>
    </style:style>
    <style:style style:name="T42" style:family="text">
      <style:text-properties officeooo:rsid="008d9c6b"/>
    </style:style>
    <style:style style:name="T43" style:family="text">
      <style:text-properties officeooo:rsid="009a8e4c"/>
    </style:style>
    <style:style style:name="T44" style:family="text">
      <style:text-properties officeooo:rsid="009c42b9"/>
    </style:style>
    <style:style style:name="T45" style:family="text">
      <style:text-properties officeooo:rsid="009fd538"/>
    </style:style>
    <style:style style:name="T46" style:family="text">
      <style:text-properties officeooo:rsid="00a1cc3c"/>
    </style:style>
    <style:style style:name="T47" style:family="text">
      <style:text-properties officeooo:rsid="00a32e1f"/>
    </style:style>
    <style:style style:name="T48" style:family="text">
      <style:text-properties officeooo:rsid="00a6c734"/>
    </style:style>
    <style:style style:name="T49" style:family="text">
      <style:text-properties officeooo:rsid="00a82f80"/>
    </style:style>
    <style:style style:name="T50" style:family="text">
      <style:text-properties style:font-name="Liberation Sans1" fo:font-size="22pt" style:font-size-asian="22pt"/>
    </style:style>
    <style:style style:name="T51" style:family="text">
      <style:text-properties fo:font-weight="normal" style:font-weight-asian="normal"/>
    </style:style>
    <style:style style:name="T52" style:family="text">
      <style:text-properties style:font-name="Liberation Serif"/>
    </style:style>
    <style:style style:name="T53" style:family="text">
      <style:text-properties fo:font-size="22pt" style:font-size-asian="22pt"/>
    </style:style>
    <style:style style:name="T54" style:family="text">
      <style:text-properties officeooo:rsid="00ab5e3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\chapter{Method}</text:p>
      <text:p text:style-name="P3">\label{sec:method}</text:p>
      <text:p text:style-name="P3">As explained in \Cref{sec:introduction} the aim of this work is to find a drone</text:p>
      <text:p text:style-name="P3">design that is the result of an optimization problem, which tends to maximize the</text:p>
      <text:p text:style-name="P3">MAV's omni-directionality, flight efficiency and controllability. To do so it is</text:p>
      <text:p text:style-name="P3">important to first state what are the parameters that define the design of an MAV.</text:p>
      <text:p text:style-name="P3">These parameters are defined as:</text:p>
      <text:p text:style-name="P3"/>
      <text:p text:style-name="P3">\begin{itemize}</text:p>
      <text:p text:style-name="P3">\item $\beta$ <text:s/>(angles formed by the arms with the horizontal plane see \Cref{fig:drone_design})</text:p>
      <text:p text:style-name="P3">\item $\theta$ (angles formed by the arms in the horizontal plane see \Cref{fig:drone_design})</text:p>
      <text:p text:style-name="P3">\item $L$ (arm length)</text:p>
      <text:p text:style-name="P3">\item $n$ (number of propeller)</text:p>
      <text:p text:style-name="P3">\end{itemize}</text:p>
      <text:p text:style-name="P3"/>
      <text:p text:style-name="P3">\begin{figure}[h]</text:p>
      <text:p text:style-name="P3">\centering</text:p>
      <text:p text:style-name="P3">\begin{minipage}[t]{0.3\textwidth}</text:p>
      <text:p text:style-name="P3"><text:s text:c="2"/>\centering</text:p>
      <text:p text:style-name="P3"><text:s text:c="2"/>\includegraphics[width=\textwidth]{images/drone_design.jpg}</text:p>
      <text:p text:style-name="P3">\end{minipage}</text:p>
      <text:p text:style-name="P3">\hfill</text:p>
      <text:p text:style-name="P3">\begin{minipage}[t]{0.3\textwidth}</text:p>
      <text:p text:style-name="P3"><text:s text:c="2"/>\centering</text:p>
      <text:p text:style-name="P3"><text:s text:c="2"/>\includegraphics[width=\textwidth]{images/drone_design1.jpg}</text:p>
      <text:p text:style-name="P3">\end{minipage}</text:p>
      <text:p text:style-name="P3">\hfill</text:p>
      <text:p text:style-name="P3">\begin{minipage}[t]{0.3\textwidth}</text:p>
      <text:p text:style-name="P3"><text:s text:c="2"/>\centering</text:p>
      <text:p text:style-name="P3"><text:s text:c="2"/>\includegraphics[width=\textwidth]{images/drone_design2.jpg}</text:p>
      <text:p text:style-name="P3">\end{minipage}</text:p>
      <text:p text:style-name="P3"><text:soft-page-break/>\caption{Quadcopter to illustrate the parameters that define the morphology of an</text:p>
      <text:p text:style-name="P3">MAV ($n = 4$, $\beta<text:span text:style-name="T46">\</text:span> =<text:span text:style-name="T46">\</text:span> [30, 30, 30, 30]<text:span text:style-name="T46">\</text:span> [^{\circ}]$, $\theta<text:span text:style-name="T46">\</text:span> =<text:span text:style-name="T46">\</text:span> [22, 22, 22, 22]<text:span text:style-name="T46">\</text:span></text:p>
      <text:p text:style-name="P3">[^{\circ}]$, and $L<text:span text:style-name="T46">\</text:span> =<text:span text:style-name="T46">\</text:span> 0.4<text:span text:style-name="T46">\</text:span> [m]$).}</text:p>
      <text:p text:style-name="P3">\label{fig:drone_design}</text:p>
      <text:p text:style-name="P3">\end{figure}</text:p>
      <text:p text:style-name="P3"/>
      <text:p text:style-name="P3">To solve the problem an optimization engine is developed with</text:p>
      <text:p text:style-name="P3"><text:span text:style-name="T42">MATLAB</text:span>$^\textrm{\textregistered}$. This tool returns the aforementioned</text:p>
      <text:p text:style-name="P3">parameters along with other information on the corresponding MAV design.</text:p>
      <text:p text:style-name="P3">The interesting drone designs outputted by the tool are then simulated on</text:p>
      <text:p text:style-name="P3">Gazebo\footnote{An open source robot simulator \citep{noauthor_gazebo_nodate}.}</text:p>
      <text:p text:style-name="P3">and the control of the different models is achieved using a Robotic Operating</text:p>
      <text:p text:style-name="P3">System\footnote{An open source collection of software that help developers to</text:p>
      <text:p text:style-name="P3">create robot applications \citep{rostutorials}.} (ROS) node.\\</text:p>
      <text:p text:style-name="P3">This chapter first covers the theory needed to obtain a generalize mathematical</text:p>
      <text:p text:style-name="P3">model for a n-rotor MAV with an arbitrary morphology. Then, the optimization</text:p>
      <text:p text:style-name="P3">problem is defined. Afterwards, the optimization tool is described. In the end,</text:p>
      <text:p text:style-name="P3">the theoretical background needed to perform the simulations is covered.</text:p>
      <text:p text:style-name="P3"/>
      <text:p text:style-name="P3">\section{Modelisation of MAVs}</text:p>
      <text:p text:style-name="P3">\label{sec:modeling_mav}</text:p>
      <text:p text:style-name="P3">In the following part, a dynamical model for a general design of MAV is presented.</text:p>
      <text:p text:style-name="P3">Such a modelisation is much needed to mathematiacally optimize the morphology of</text:p>
      <text:p text:style-name="P3">a MAV. This model is inspired from the models presented in</text:p>
      <text:p text:style-name="P3">\citep{kamel_voliro:_2018} and \citep{ryll_modeling_2012}.</text:p>
      <text:p text:style-name="P4"/>
      <text:p text:style-name="P4">\subsubsection{Assumptions}</text:p>
      <text:p text:style-name="P4">\label{sec:assumptions}</text:p>
      <text:p text:style-name="P4">In this model the first assumption is that the MAV is composed of n+1 rigid bodies:</text:p>
      <text:p text:style-name="P4">one for each propeller unit $P_i$ and one for the body B. Then, it is considered that</text:p>
      <text:p text:style-name="P4">the thrust is produced by irreversible fixed-pitch motor-propeller actuators. Finally,</text:p>
      <text:p text:style-name="P4"><text:soft-page-break/>only the aerodynamic forces and torques that are responsible for the MAV actuation</text:p>
      <text:p text:style-name="P4">are considered, all the second order effects and disturbances are neglected and</text:p>
      <text:p text:style-name="P4">also the airflow interactions between the different rotors are neglected.</text:p>
      <text:p text:style-name="P4"/>
      <text:p text:style-name="P3">\subsubsection{Initial Definitions}</text:p>
      <text:p text:style-name="P3">\label{sec:definitions}</text:p>
      <text:p text:style-name="P3">In order to understand correctly the dynamical model, a few definitions are much</text:p>
      <text:p text:style-name="P3">needed. First, let us define $\mathcal{F}_{W} : \{O_{W}; X_{W}, <text:s/>Y_{W}, <text:s/>Z_{W}\}$</text:p>
      <text:p text:style-name="P3">as the world fixed inertial frame and $\mathcal{F}_{B}: \{O_{B}, X_{B}, <text:s/>Y_{B},</text:p>
      <text:p text:style-name="P3">Z_{B}\}$</text:p>
      <text:p text:style-name="P3">as a moving frame attached to the MAV. Also, $\mathcal{F}_{P_{i}} : \{O_{P_{i}};</text:p>
      <text:p text:style-name="P3">X_{P_{i}}, Y_{P_{i}}, <text:s/>Z_{P_{i}}\}, i = 1...n$ is the frame of the i-th propeller.</text:p>
      <text:p text:style-name="P3">The propeller rotate around the axis $Z_{P_{i}}$, and thus the thrust $T_{i}$ is</text:p>
      <text:p text:style-name="P3">produced along this axis. The tilt movement of the rotors is a simple rotation</text:p>
      <text:p text:style-name="P3">around $X_{P_{i}}$. Now let $^{W}R_{B}$ be the orientation of the body frame</text:p>
      <text:p text:style-name="P3">with respect to the world frame and $^{B}R_{P_{i}}$ be the orientation of the</text:p>
      <text:p text:style-name="P3">i-th propeller with respect to the body frame. From there, it</text:p>
      <text:p text:style-name="P3">straightforward with the help of \Cref{fig:tilt_model} that</text:p>
      <text:p text:style-name="P3"/>
      <text:p text:style-name="P3">\begin{equation}</text:p>
      <text:p text:style-name="P3"><text:s text:c="2"/>\label{rot_b_pi}</text:p>
      <text:p text:style-name="P3"><text:s text:c="2"/>^{B}R_{P_{i}} \ = \ R_{Z}\bigg((i-1)\frac{2\pi}{n}\bigg) R_Z(\theta_i)</text:p>
      <text:p text:style-name="P3"><text:s text:c="2"/>R_Y(\beta_i) R_{X}(\alpha_{i}),\ <text:s/>i = 1...n\, .</text:p>
      <text:p text:style-name="P3">\end{equation}</text:p>
      <text:p text:style-name="P3"/>
      <text:p text:style-name="P3">Equivalently, let</text:p>
      <text:p text:style-name="P3"/>
      <text:p text:style-name="P3">\begin{equation}</text:p>
      <text:p text:style-name="P3"><text:s text:c="2"/>\label{O_pi}</text:p>
      <text:p text:style-name="P3"><text:s text:c="2"/>^{B}O_{P_{i}} \ = \ R_{Z}\bigg((i-1)\frac{2\pi}{n}\bigg) R_Z(\theta_i) R_Y(\beta_i)</text:p>
      <text:p text:style-name="P3"><text:s text:c="2"/>\begin{bmatrix}</text:p>
      <text:p text:style-name="P3"><text:soft-page-break/><text:s text:c="4"/>L \\</text:p>
      <text:p text:style-name="P3"><text:s text:c="4"/>0 \\</text:p>
      <text:p text:style-name="P3"><text:s text:c="4"/>0</text:p>
      <text:p text:style-name="P3"><text:s text:c="2"/>\end{bmatrix}</text:p>
      <text:p text:style-name="P3"><text:s text:c="2"/>,\ <text:s text:c="2"/>i = 1...n \,</text:p>
      <text:p text:style-name="P3">\end{equation}</text:p>
      <text:p text:style-name="P3"/>
      <text:p text:style-name="P3">be the origin of the i-th propeller frame <text:s/>$\mathcal{F}_{P_{i}}$.</text:p>
      <text:p text:style-name="P3">In \Cref{rot_b_pi} and (\ref{O_pi}), $(i-1)\frac{2\pi}{n}$ is the angle that</text:p>
      <text:p text:style-name="P3">the i-th arm would form with axis $X_B$ if the arms of the drone are evenly</text:p>
      <text:p text:style-name="P3">distributed in the horizontal plane, $\theta_i$ is the angle that i-th arm forms</text:p>
      <text:p text:style-name="P3">in the horizontal plane with respect to its evenly distributed position</text:p>
      <text:p text:style-name="P3">(see \Cref{fig:drone_design}), $\beta_i$ is the angle that the i-th arm forms with</text:p>
      <text:p text:style-name="P3">the horizontal plane (see \Cref{fig:drone_design}), $\alpha_{i}$ is the tilting</text:p>
      <text:p text:style-name="P3">angles of the i-th propeller about the $X_{P_{i}}$ axis, L is the arm length and</text:p>
      <text:p text:style-name="P3">n is the number of propellers.</text:p>
      <text:p text:style-name="P3"/>
      <text:p text:style-name="P3">\begin{figure}[h]</text:p>
      <text:p text:style-name="P3"><text:s text:c="2"/>\centering</text:p>
      <text:p text:style-name="P3"><text:s text:c="2"/>\includegraphics[width=0.5\textwidth]{images/tilt_model.png}</text:p>
      <text:p text:style-name="P3"><text:s text:c="2"/>\caption{Representation of the i-th tilting arm \citep{ryll_modeling_2012}.}</text:p>
      <text:p text:style-name="P3"><text:s text:c="2"/>\label{fig:tilt_model}</text:p>
      <text:p text:style-name="P3">\end{figure}</text:p>
      <text:p text:style-name="P3"/>
      <text:p text:style-name="P3">\subsubsection{Equations of motion}</text:p>
      <text:p text:style-name="P3">\label{sec:equations}</text:p>
      <text:p text:style-name="P3">Using Newton-Euler formalism, the general equations of motion of the MAV are</text:p>
      <text:p text:style-name="P3">\begin{equation}</text:p>
      <text:p text:style-name="P3"><text:s text:c="2"/>\label{acc_eq}</text:p>
      <text:p text:style-name="P3"><text:s text:c="2"/>\begin{cases}</text:p>
      <text:p text:style-name="P3"><text:soft-page-break/><text:s text:c="4"/>\dot{\omega}_B <text:s/>\ = \ I_B^{-1} \sum_{i=1}^{n} <text:s/>\big(\ ^{B}R_{P_{i}} \tau_{ext,i} + \tau_{Bi} \ \big) \, ,\\</text:p>
      <text:p text:style-name="P3"><text:s text:c="4"/>\ddot{p} <text:s/>\ = \</text:p>
      <text:p text:style-name="P3"><text:s text:c="4"/>\begin{bmatrix}</text:p>
      <text:p text:style-name="P3"><text:s text:c="6"/>0 \\</text:p>
      <text:p text:style-name="P3"><text:s text:c="6"/>0 \\</text:p>
      <text:p text:style-name="P3"><text:s text:c="6"/>-g</text:p>
      <text:p text:style-name="P3"><text:s text:c="4"/>\end{bmatrix}</text:p>
      <text:p text:style-name="P3"><text:s text:c="4"/>\frac{1}{m} \ ^{W}R_B \sum_{i=1}^{n} T_i \, .</text:p>
      <text:p text:style-name="P3"><text:s text:c="2"/>\end{cases}</text:p>
      <text:p text:style-name="P3">\end{equation}</text:p>
      <text:p text:style-name="P3"/>
      <text:p text:style-name="P3">Where</text:p>
      <text:p text:style-name="P3"/>
      <text:p text:style-name="P3">\begin{equation}</text:p>
      <text:p text:style-name="P3"><text:s text:c="2"/>\label{tau_b_i}</text:p>
      <text:p text:style-name="P3"><text:s text:c="2"/>\tau_{Bi} <text:s/>\ = \ ^{B}O_{P_{i}} \times\ <text:s text:c="2"/>^{B}R_{P_{i}} T_{P,i}\, ,</text:p>
      <text:p text:style-name="P3">\end{equation}</text:p>
      <text:p text:style-name="P3"/>
      <text:p text:style-name="P3">\begin{equation}</text:p>
      <text:p text:style-name="P3"><text:s text:c="2"/>\label{tau_ext_i}</text:p>
      <text:p text:style-name="P3"><text:s text:c="2"/>\tau_{ext,i} <text:s/>\ = \ <text:s/>\big[0 \ \ <text:s/>0 \ \ <text:s/>- c_i \kappa_m w_i^2 \big]^T \</text:p>
      <text:p text:style-name="P3">\end{equation}</text:p>
      <text:p text:style-name="P3"/>
      <text:p text:style-name="P3">\centerline{ $\begin{cases} c_i = 1, &amp; \mbox{if } i \mbox{ is odd } (cw\ rotation\ to</text:p>
      <text:p text:style-name="P3">\ produce + thrust)\\ c_i = -1 &amp; \mbox{if } i\mbox{ is even } (ccw\ rotation\ to</text:p>
      <text:p text:style-name="P3">\ produce + thrust) \end{cases}$ }</text:p>
      <text:p text:style-name="P3"/>
      <text:p text:style-name="P3">and</text:p>
      <text:p text:style-name="P3"/>
      <text:p text:style-name="P3">\begin{equation}</text:p>
      <text:p text:style-name="P3"><text:soft-page-break/><text:s text:c="2"/>\label{T_i}</text:p>
      <text:p text:style-name="P3"><text:s text:c="2"/>T_i <text:s/>\ = \ ^{B}R_{P_{i}} T_{Pi} \, ,\ \ T_{Pi} <text:s/>\ = \ \big[0 \ \ 0 \ \</text:p>
      <text:p text:style-name="P3"><text:s text:c="2"/>\kappa_f w_i^2 \big]^T\, .</text:p>
      <text:p text:style-name="P3">\end{equation}</text:p>
      <text:p text:style-name="P3"/>
      <text:p text:style-name="P3">In \Cref{acc_eq} $g$ is the gravity constant, in \Cref{tau_ext_i}, $\kappa_{m}$</text:p>
      <text:p text:style-name="P3">is the propeller drag coefficient, in \Cref{T_i} $\kappa_{f}$ is the propeller</text:p>
      <text:p text:style-name="P3">thrust coefficient and in \Cref{tau_ext_i} and (\ref{T_i}) $w_{i}$ is the i-th</text:p>
      <text:p text:style-name="P3">propeller rotation speed.\\</text:p>
      <text:p text:style-name="P3">The force and torque that the drone produce in body frame $\mathcal{F}_B$ are</text:p>
      <text:p text:style-name="P3"/>
      <text:p text:style-name="P3">\begin{equation}</text:p>
      <text:p text:style-name="P3"><text:s text:c="2"/>\label{force_eq}</text:p>
      <text:p text:style-name="P3"><text:s text:c="4"/>\begin{bmatrix}</text:p>
      <text:p text:style-name="P3"><text:s text:c="6"/>M_B \\</text:p>
      <text:p text:style-name="P3"><text:s text:c="6"/>F_B</text:p>
      <text:p text:style-name="P3"><text:s text:c="4"/>\end{bmatrix} \ = \</text:p>
      <text:p text:style-name="P3"><text:s text:c="4"/>\begin{bmatrix}</text:p>
      <text:p text:style-name="P3"><text:s text:c="6"/>\sum_{i=1}^{n} <text:s/>\big(\ ^{B}R_{P_{i}} \tau_{ext,i} + \tau_{Bi} \ \big) \\</text:p>
      <text:p text:style-name="P3"><text:s text:c="6"/>\sum_{i=1}^{n} T_i</text:p>
      <text:p text:style-name="P3"><text:s text:c="4"/>\end{bmatrix}</text:p>
      <text:p text:style-name="P3"><text:s text:c="4"/>\, ,</text:p>
      <text:p text:style-name="P3">\end{equation}</text:p>
      <text:p text:style-name="P3"/>
      <text:p text:style-name="P3">that can be rewritten</text:p>
      <text:p text:style-name="P3"/>
      <text:p text:style-name="P3">\begin{equation}</text:p>
      <text:p text:style-name="P3"><text:s text:c="2"/>\label{force_eq}</text:p>
      <text:p text:style-name="P3"><text:s text:c="4"/>\begin{bmatrix}</text:p>
      <text:p text:style-name="P3"><text:s text:c="6"/>M_B \\</text:p>
      <text:p text:style-name="P3"><text:s text:c="6"/>F_B</text:p>
      <text:p text:style-name="P3"><text:soft-page-break/><text:s text:c="4"/>\end{bmatrix} \ = \</text:p>
      <text:p text:style-name="P3"><text:s text:c="4"/>A(\alpha)W</text:p>
      <text:p text:style-name="P3"><text:s text:c="4"/>\, .</text:p>
      <text:p text:style-name="P3">\end{equation}</text:p>
      <text:p text:style-name="P3"/>
      <text:p text:style-name="P3">Where $W = [w_1^2,\ w_2^2,\ ...,\ w_n^2]$ and\\\\</text:p>
      <text:p text:style-name="P3">\centerline{\begingroup</text:p>
      <text:p text:style-name="P3"><text:s text:c="4"/>\fontsize{9pt}{11pt}\selectfont</text:p>
      <text:p text:style-name="P3">$A(\alpha) \ = \</text:p>
      <text:p text:style-name="P3">\begin{bmatrix}</text:p>
      <text:p text:style-name="P3"><text:s text:c="2"/>(-\kappa_f L s(\beta_1) c(\theta_1) +c_1\kappa_m s(\theta_1)) s(\alpha_1)</text:p>
      <text:p text:style-name="P3"><text:s text:c="2"/>+ (\kappa_f L s(\theta_1) +c_1 \kappa_m c(\theta_1) s(\beta_1)) c(\alpha_1) &amp; ...\\</text:p>
      <text:p text:style-name="P3"><text:s text:c="2"/>(-\kappa_f L s(\beta_1) s(\theta_1) - c_1 \kappa_m c(\theta_1)) s(\alpha_1)</text:p>
      <text:p text:style-name="P3"><text:s text:c="2"/>+ (-\kappa_f L c(\theta_1) +c_1 \kappa_m s(\beta_1) s(\theta_1)) c(\alpha_1) &amp; ...\\</text:p>
      <text:p text:style-name="P3"><text:s text:c="2"/>(-L \kappa_f c(\beta_1)) s(\alpha_1) +(c_1 \kappa_m c(\beta_1)) c(\alpha_1) &amp; ...\\</text:p>
      <text:p text:style-name="P3"><text:s text:c="2"/>s(\theta_1) \kappa_f s(\alpha_1) + s(\beta_1) c(\theta_1) \kappa_f c(\alpha_1) &amp; ...\\</text:p>
      <text:p text:style-name="P3"><text:s text:c="2"/>-c(\theta_1) \kappa_f s(\alpha_1) +s(\beta_1) s(\theta_1) \kappa_f c(\alpha_1) &amp; ...\\</text:p>
      <text:p text:style-name="P3"><text:s text:c="2"/>c(\beta_1) \kappa_f c(\alpha_1) &amp; ...</text:p>
      <text:p text:style-name="P3">\end{bmatrix} \, ,$</text:p>
      <text:p text:style-name="P3">\endgroup}\\\\</text:p>
      <text:p text:style-name="P3">is the $6 \times n$ allocation matrix and $c(\cdot)$ and $s(\cdot)$ represent the</text:p>
      <text:p text:style-name="P3">cosine and sine operator respectively.</text:p>
      <text:p text:style-name="P3"/>
      <text:p text:style-name="P3">\subsubsection{Static allocation}</text:p>
      <text:p text:style-name="P3">\label{sec:allocation}</text:p>
      <text:p text:style-name="P3">The optimization engine has to compute the maximal reachable force and torque in</text:p>
      <text:p text:style-name="P3">a large number of direction. So to compute that in a reasonable times in</text:p>
      <text:p text:style-name="P3">\citep{kamel_voliro:_2018} an approach to transform the non-linear allocation matrix</text:p>
      <text:p text:style-name="P3">into a static allocation matrix, which renders the problem of inverse kinematic</text:p>
      <text:p text:style-name="P3">linear. To do <text:span text:style-name="T39">so, </text:span>the system in \Cref{force_eq} is rewritten as</text:p>
      <text:p text:style-name="P3"/>
      <text:p text:style-name="P3"><text:soft-page-break/>\begin{equation}</text:p>
      <text:p text:style-name="P3"><text:s text:c="2"/>\label{static_force_eq}</text:p>
      <text:p text:style-name="P3"><text:s text:c="4"/>\begin{bmatrix}</text:p>
      <text:p text:style-name="P3"><text:s text:c="6"/>M_B \\</text:p>
      <text:p text:style-name="P3"><text:s text:c="6"/>F_B</text:p>
      <text:p text:style-name="P3"><text:s text:c="4"/>\end{bmatrix} \ = \</text:p>
      <text:p text:style-name="P3"><text:s text:c="4"/>A_{static}F_{dec}</text:p>
      <text:p text:style-name="P3"><text:s text:c="4"/>\, .</text:p>
      <text:p text:style-name="P3">\end{equation}</text:p>
      <text:p text:style-name="P3">Where $F_{dec}$ is the decomposed force vector defined as follow</text:p>
      <text:p text:style-name="P3">\begin{equation}</text:p>
      <text:p text:style-name="P3"><text:s text:c="2"/>\label{f_dec}</text:p>
      <text:p text:style-name="P3"><text:s text:c="4"/>F_{dec} \ = \</text:p>
      <text:p text:style-name="P3"><text:s text:c="4"/>\begin{pmatrix}</text:p>
      <text:p text:style-name="P3"><text:s text:c="6"/>F_{h,1} \\</text:p>
      <text:p text:style-name="P3"><text:s text:c="6"/>F_{v,1} \\</text:p>
      <text:p text:style-name="P3"><text:s text:c="6"/>... \\</text:p>
      <text:p text:style-name="P3"><text:s text:c="6"/>F_{h,n} \\</text:p>
      <text:p text:style-name="P3"><text:s text:c="6"/>F_{v,n}</text:p>
      <text:p text:style-name="P3"><text:s text:c="4"/>\end{pmatrix} \, ,</text:p>
      <text:p text:style-name="P3">\end{equation}</text:p>
      <text:p text:style-name="P3"/>
      <text:p text:style-name="P3">with $F_{v,1}\ = \ \kappa_f cos(\alpha_i)$ the vertical force produced by the i-th</text:p>
      <text:p text:style-name="P3">propeller and $F_{h,1}\ = \ \kappa_f sin(\alpha_i)$ the horizontal force produced</text:p>
      <text:p text:style-name="P3">by the i-th propeller. And the static matrix defined as\\\\</text:p>
      <text:p text:style-name="P3">\centerline{\begingroup</text:p>
      <text:p text:style-name="P3"><text:s text:c="4"/>\fontsize{9pt}{11pt}\selectfont</text:p>
      <text:p text:style-name="P3">$A_{static} \ = \</text:p>
      <text:p text:style-name="P3">\begin{bmatrix}</text:p>
      <text:p text:style-name="P3"><text:s text:c="6"/>-\kappa_f L s(\beta_1) c(\theta_1) +c_1\kappa_m s(\theta_1) <text:s/>&amp;</text:p>
      <text:p text:style-name="P3"><text:s text:c="6"/>+ \kappa_f L s(\theta_1) +c_1 \kappa_m c(\theta_1) s(\beta_1) <text:s/>&amp; ... &amp; ...\\</text:p>
      <text:p text:style-name="P3"><text:soft-page-break/><text:s text:c="6"/>-\kappa_f L s(\beta_1) s(\theta_1) - c_1 \kappa_m c(\theta_1) &amp;</text:p>
      <text:p text:style-name="P3"><text:s text:c="6"/>-\kappa_f L c(\theta_1) +c_1 \kappa_m s(\beta_1) s(\theta_1) <text:s/>&amp; ... &amp; ...\\</text:p>
      <text:p text:style-name="P3"><text:s text:c="6"/>-L \kappa_f c(\beta_1) &amp; c_1 \kappa_m c(\beta_1) <text:s/>&amp; ... &amp; ...\\</text:p>
      <text:p text:style-name="P3"><text:s text:c="6"/>s(\theta_1) \kappa_f &amp; s(\beta_1) c(\theta_1) \kappa_f &amp; ... &amp; ...\\</text:p>
      <text:p text:style-name="P3"><text:s text:c="6"/>-c(\theta_1) \kappa_f <text:s/>&amp; s(\beta_1) s(\theta_1) \kappa_f &amp; ... &amp; ...\\</text:p>
      <text:p text:style-name="P3"><text:s text:c="6"/>0 &amp; c(\beta_1) \kappa_f <text:s/>&amp; ... &amp; ...</text:p>
      <text:p text:style-name="P3">\end{bmatrix}\, ,$</text:p>
      <text:p text:style-name="P3">\endgroup}\\\\</text:p>
      <text:p text:style-name="P3">a $6 \times 2n$ matrix that is invariant for <text:span text:style-name="T40">a</text:span> drone design. Using the Moore-Penrose</text:p>
      <text:p text:style-name="P3">pseudo invers<text:span text:style-name="T38">e </text:span>we can easily get the invers<text:span text:style-name="T38">e</text:span> kinematic as follow</text:p>
      <text:p text:style-name="P3"/>
      <text:p text:style-name="P3">\begin{equation}</text:p>
      <text:p text:style-name="P3"><text:s text:c="2"/>\label{inverse_kin}</text:p>
      <text:p text:style-name="P3"><text:s text:c="2"/>F_{dec} <text:s/>\ = \ A_{static}^{\dagger}</text:p>
      <text:p text:style-name="P3"><text:s text:c="4"/>\begin{bmatrix}</text:p>
      <text:p text:style-name="P3"><text:s text:c="6"/>M_{des} \\</text:p>
      <text:p text:style-name="P3"><text:s text:c="6"/>F_{des}</text:p>
      <text:p text:style-name="P3"><text:s text:c="4"/>\end{bmatrix}</text:p>
      <text:p text:style-name="P3"><text:s text:c="4"/>\, .</text:p>
      <text:p text:style-name="P3">\end{equation}</text:p>
      <text:p text:style-name="P3"/>
      <text:p text:style-name="P3">Which returns the decomposed force vector for a desired force and torque. Finding</text:p>
      <text:p text:style-name="P3">the tilting angles and propellers rotation speed required to attain this desired</text:p>
      <text:p text:style-name="P3">force and torque is then pretty straightforward</text:p>
      <text:p text:style-name="P3"/>
      <text:p text:style-name="P3">\begin{equation}</text:p>
      <text:p text:style-name="P3"><text:s text:c="2"/>\label{decomposition}</text:p>
      <text:p text:style-name="P3"><text:s text:c="2"/>\begin{cases}</text:p>
      <text:p text:style-name="P3"><text:s text:c="4"/>w_i^2 = \frac{1}{\kappa_f} \sqrt{F_{v,i}^2 + F_{h,i}^2} \\</text:p>
      <text:p text:style-name="P3"><text:s text:c="4"/>\alpha_i = atan2(F_{h,i},F_{v,i})</text:p>
      <text:p text:style-name="P3"><text:s text:c="2"/>\end{cases}\, .</text:p>
      <text:p text:style-name="P3"><text:soft-page-break/>\end{equation}</text:p>
      <text:p text:style-name="P3"/>
      <text:p text:style-name="P3">\section{Optimization problem}</text:p>
      <text:p text:style-name="P3">\label{sec:optimization_problem}</text:p>
      <text:p text:style-name="P3">The following section focuses on the optimization problem that the engine has to</text:p>
      <text:p text:style-name="P3">solve in order to obtain a MAV design that is optimal. The criteria that make</text:p>
      <text:p text:style-name="P3">this design optimal are also discu<text:span text:style-name="T37">s</text:span>sed.</text:p>
      <text:p text:style-name="P3"/>
      <text:p text:style-name="P3">\subsubsection{Problem statement}</text:p>
      <text:p text:style-name="P3">\label{sec:problem}</text:p>
      <text:p text:style-name="P3"><text:s/>The <text:span text:style-name="T36">optimization</text:span> problem is stated as follow</text:p>
      <text:p text:style-name="P3"/>
      <text:p text:style-name="P3">\begin{equation}</text:p>
      <text:p text:style-name="P3"><text:s text:c="2"/>\label{opt_pb}</text:p>
      <text:p text:style-name="P3"><text:s text:c="2"/>\begin{aligned}</text:p>
      <text:p text:style-name="P3"><text:s text:c="4"/>&amp; \underset{x}{\text{arg <text:span text:style-name="T36">max</text:span>}}</text:p>
      <text:p text:style-name="P3"><text:s text:c="4"/>&amp; &amp; f(x) &amp;\text{subject to} &amp;</text:p>
      <text:p text:style-name="P3"><text:s text:c="4"/>\begin{cases}</text:p>
      <text:p text:style-name="P3"><text:s text:c="6"/>c(x) \leq 0 \\</text:p>
      <text:p text:style-name="P3"><text:s text:c="6"/>ceq(x) = 0 \\</text:p>
      <text:p text:style-name="P3"><text:s text:c="6"/>A\cdot x \leq 0 \\</text:p>
      <text:p text:style-name="P3"><text:s text:c="6"/>Aeq \cdot x = 0 \\</text:p>
      <text:p text:style-name="P3"><text:s text:c="6"/>lb \leq x \leq ub\, ,</text:p>
      <text:p text:style-name="P3"><text:s text:c="4"/>\end{cases}</text:p>
      <text:p text:style-name="P3"><text:s text:c="2"/>\end{aligned}</text:p>
      <text:p text:style-name="P3">\end{equation}</text:p>
      <text:p text:style-name="P3"/>
      <text:p text:style-name="P3">where $f(x)$ is the cost function, $x$ the argument vector, $c(x)$</text:p>
      <text:p text:style-name="P3">the non-linear inequality constraint vector, $ceq(x)$ the non-linear equality</text:p>
      <text:p text:style-name="P3">constraint vector, $A$ the linear inequality constraint matrix, $Aeq$ the linear</text:p>
      <text:p text:style-name="P3">equality constraint matrix, $lb$ the lower bound vector of the arguments ($x$)</text:p>
      <text:p text:style-name="P3"><text:soft-page-break/>and $ub$ the upper bound vector.\\</text:p>
      <text:p text:style-name="P3">Once the optimization problem solved, the output is the optimal argument vector</text:p>
      <text:p text:style-name="P3">$x^*$ that <text:span text:style-name="T41">maximizes</text:span> the cost function $f(x)$. In our case the argument vector</text:p>
      <text:p text:style-name="P3">$x$ is composed of the MAV's morphology parameters ($\beta$, $\theta$, $L$, $n$)</text:p>
      <text:p text:style-name="P3">and <text:span text:style-name="T54">the </text:span>cost function<text:span text:style-name="T41">s</text:span> are the subject of next section.</text:p>
      <text:p text:style-name="P3"/>
      <text:p text:style-name="P3">\subsubsection{Cost Functions}</text:p>
      <text:p text:style-name="P3">\label{sec:cost_functions}</text:p>
      <text:p text:style-name="P5">As stated in \Cref{sec:introduction} <text:span text:style-name="T1">the aim of the project is to obtain a multi-rotor</text:span></text:p>
      <text:p text:style-name="P23">design that is omni-directional. Therefore, it is the heart of the problem to</text:p>
      <text:p text:style-name="P7"><text:span text:style-name="T3">define meaningful cost function</text:span><text:span text:style-name="T4">s</text:span><text:span text:style-name="T3"> </text:span><text:span text:style-name="T4">for the optimization problem, </text:span><text:span text:style-name="T5">which</text:span><text:span text:style-name="T3"> </text:span><text:span text:style-name="T14">when</text:span></text:p>
      <text:p text:style-name="P8"><text:span text:style-name="T15">solved</text:span><text:span text:style-name="T14"> would </text:span><text:span text:style-name="T15">return parameters for an omni-directional </text:span><text:span text:style-name="T19">drone</text:span><text:span text:style-name="T15">. </text:span><text:span text:style-name="T20">In this section</text:span></text:p>
      <text:p text:style-name="P8"><text:span text:style-name="T20">the few cost functions that capture at best the omni-directionality are described.</text:span><text:span text:style-name="T18">\\</text:span></text:p>
      <text:p text:style-name="P8"><text:span text:style-name="T20">The first, and also one of the more meaningful cost function consists in ma</text:span><text:span text:style-name="T13">ximiz</text:span><text:span text:style-name="T20">ing</text:span></text:p>
      <text:p text:style-name="P8"><text:span text:style-name="T13">the minimal </text:span><text:span text:style-name="T20">attainable </text:span><text:span text:style-name="T13">force and the minimal </text:span><text:span text:style-name="T20">attainable </text:span><text:span text:style-name="T13">torque </text:span><text:span text:style-name="T16">that the MAV can</text:span></text:p>
      <text:p text:style-name="P9"><text:span text:style-name="T21">produce</text:span><text:span text:style-name="T16"> </text:span><text:span text:style-name="T21">in any direction</text:span><text:span text:style-name="T20">. </text:span><text:span text:style-name="T21">It makes sense because on of the definition of</text:span></text:p>
      <text:p text:style-name="P24">omni-directionality <text:s/>is defined as the drone capacity to accelerate instantaneously</text:p>
      <text:p text:style-name="P24">in every directions. In order to do that the MAV has to have high minimal attainable</text:p>
      <text:p text:style-name="P9"><text:span text:style-name="T21">force and torque, </text:span><text:span text:style-name="T22">hence this cost function. It turns out this cost function is also</text:span></text:p>
      <text:p text:style-name="P10"><text:span text:style-name="T12">computationally quite </text:span><text:span text:style-name="T27">lighter</text:span><text:span text:style-name="T12"> than </text:span><text:span text:style-name="T28">the </text:span><text:span text:style-name="T12">other. Indeed, as when the multi-rotor apply a</text:span></text:p>
      <text:p text:style-name="P25">force or torque in the direction parallel to one of its arm, the propeller on this arm</text:p>
      <text:p text:style-name="P25">is perfectly unable to produce any force or torque in this direction. This is due to</text:p>
      <text:p text:style-name="P25">the fact that no matter what the tilting angle for this propeller is, the thrust it</text:p>
      <text:p text:style-name="P11"><text:span text:style-name="T12">produces is parallel to the arm direction </text:span><text:span text:style-name="T23">(see \Cref{fig:tilt_model}). </text:span><text:span text:style-name="T12">Therefore,</text:span></text:p>
      <text:p text:style-name="P26">the minimal attainable forces and torques for the drone are in the direction where</text:p>
      <text:p text:style-name="P11"><text:span text:style-name="T12">it looses a propeller, i.e. the arm direction</text:span><text:span text:style-name="T23">s</text:span><text:span text:style-name="T12">. So instead of optimizing the force</text:span></text:p>
      <text:p text:style-name="P26">and torque in a large number of direction, it is enough for this cost function to</text:p>
      <text:p text:style-name="P27">optimize the force and torque in $n$ directions.\\</text:p>
      <text:p text:style-name="P12"><text:span text:style-name="T23">The second cost function </text:span><text:span text:style-name="T24">consist in </text:span><text:span text:style-name="T20">ma</text:span><text:span text:style-name="T13">ximiz</text:span><text:span text:style-name="T20">ing </text:span><text:span text:style-name="T13">the minimal </text:span><text:span text:style-name="T20">attainable </text:span><text:span text:style-name="T13">force</text:span></text:p>
      <text:p text:style-name="P12"><text:span text:style-name="T13">and the minimal </text:span><text:span text:style-name="T20">attainable </text:span><text:span text:style-name="T13">torque </text:span><text:span text:style-name="T16">that the MAV can </text:span><text:span text:style-name="T21">produce</text:span><text:span text:style-name="T16"> </text:span><text:span text:style-name="T21">in any direction</text:span></text:p>
      <text:p text:style-name="P12"><text:span text:style-name="T24">and minimizing the MAV’s inertia. It is </text:span><text:span text:style-name="T23">the same as the first </text:span><text:span text:style-name="T24">cost function</text:span><text:span text:style-name="T23">, but</text:span></text:p>
      <text:p text:style-name="P12"><text:soft-page-break/><text:span text:style-name="T24">the last term is added </text:span><text:span text:style-name="T23">in order to </text:span><text:span text:style-name="T24">have an easier drone to control </text:span><text:span text:style-name="T25">and thus put</text:span></text:p>
      <text:p text:style-name="P28">a criterion on the controllability.\\</text:p>
      <text:p text:style-name="P13"><text:span text:style-name="T25">The next cost function </text:span><text:span text:style-name="T26">is designed to m</text:span><text:span text:style-name="T11">aximize the volume of the reachable</text:span></text:p>
      <text:p text:style-name="P13"><text:span text:style-name="T11">force and torque spac</text:span><text:span text:style-name="T29">e. </text:span><text:span text:style-name="T30">The force and torque spac</text:span><text:span text:style-name="T31">es</text:span><text:span text:style-name="T30"> are </text:span><text:span text:style-name="T31">two </text:span><text:span text:style-name="T30">polyhedron </text:span><text:span text:style-name="T31">formed</text:span></text:p>
      <text:p text:style-name="P36">by the drone’s attainable forces and torques in every directions <text:span text:style-name="T48">(see \Cref{fig:tool_outputa}</text:span></text:p>
      <text:p text:style-name="P36"><text:span text:style-name="T48">and \Cref{fig:tool_outputb}). The idea behind this cost function is to have the</text:span></text:p>
      <text:p text:style-name="P36"><text:span text:style-name="T48">biggest task space for the drone and hence increase the MAV’s ability to navigate</text:span></text:p>
      <text:p text:style-name="P36"><text:span text:style-name="T48">in any orientation and to any position. This cost function is computationally heavy,</text:span></text:p>
      <text:p text:style-name="P36"><text:span text:style-name="T48">because in order to have precise polyhedrons for the different spaces, the forces and</text:span></text:p>
      <text:p text:style-name="P37"><text:span text:style-name="T48">torques has to be computed in 7490 directions.\\</text:span></text:p>
      <text:p text:style-name="P14"><text:span text:style-name="T32">After that a cost function that m</text:span><text:span text:style-name="T11">aximize the force, the torque and the hover</text:span></text:p>
      <text:p text:style-name="P14"><text:span text:style-name="T11">efficiency in </text:span><text:span text:style-name="T35">all </text:span><text:span text:style-name="T33">directions. The aim of this cost function</text:span></text:p>
      <text:p text:style-name="P15"><text:span text:style-name="T29">i</text:span><text:span text:style-name="T11">s to </text:span><text:span text:style-name="T34">maximize the agility of the MAV for good disturbance rejection. Moreover,</text:span></text:p>
      <text:p text:style-name="P34">the term that maximizes the hover efficiency is designed to give the drone design</text:p>
      <text:p text:style-name="P16"><text:span text:style-name="T34">the ability to perform manipulation efficiently in any orientation. </text:span><text:span text:style-name="T35">Solving the</text:span></text:p>
      <text:p text:style-name="P35">optimization problem for this cost function can also be computationally heavy</text:p>
      <text:p text:style-name="P35">depending on how many directions you choose to represent “All directions”.\\</text:p>
      <text:p text:style-name="P17"><text:span text:style-name="T43">The last cost function m</text:span>aximize<text:span text:style-name="T44">s</text:span> the force and the torque in one defined</text:p>
      <text:p text:style-name="P18">direction <text:span text:style-name="T1">d. It is mostly designed to test the optimization engine as it is</text:span></text:p>
      <text:p text:style-name="P40">computationally light and given specific directions the optimal design is</text:p>
      <text:p text:style-name="P19">pretty straightforward. For instance if you maximize the force in the $e_z$</text:p>
      <text:p text:style-name="P19">direction for a 4-rotor MAV, the expected optimal solution would be a standard</text:p>
      <text:p text:style-name="P19">quadcopter.</text:p>
      <text:p text:style-name="P2"><text:span text:style-name="T18">In</text:span><text:span text:style-name="T17"> the </text:span><text:span text:style-name="T18">presented</text:span><text:span text:style-name="T17"> cost function</text:span><text:span text:style-name="T18">s</text:span><text:span text:style-name="T17"> the </text:span><text:span text:style-name="T18">multi-rotor </text:span><text:span text:style-name="T17">model described in</text:span></text:p>
      <text:p text:style-name="P2"><text:span text:style-name="T6">\Cref{sec:</text:span><text:span text:style-name="T7">modeling_mav} </text:span><text:span text:style-name="T8">is implemented in </text:span><text:span text:style-name="T9">MATLAB</text:span><text:span text:style-name="T2">$^\textrm{\textregistered}$</text:span></text:p>
      <text:p text:style-name="P1"><text:span text:style-name="T8">to compute the </text:span><text:span text:style-name="T9">different forces and torques </text:span><text:span text:style-name="T10">in the different directions</text:span><text:span text:style-name="T9">.</text:span></text:p>
      <text:p text:style-name="P20"/>
      <text:p text:style-name="P3">\subsubsection{Solver}</text:p>
      <text:p text:style-name="P3">\label{sec:solver}</text:p>
      <text:p text:style-name="P30"><text:span text:style-name="T47">To solve the</text:span> problem <text:span text:style-name="T47">in \Cref{opt_pb}</text:span>, the tool <text:span text:style-name="T45">uses</text:span></text:p>
      <text:p text:style-name="P30"><text:span text:style-name="T45">MATLAB$^\textrm{\textregistered}$ function fmincon, with different algorithm.</text:span></text:p>
      <text:p text:style-name="P29"><text:soft-page-break/>The one showing the quickest convergence and the best results being the sequential</text:p>
      <text:p text:style-name="P29">quadratic programming (sqp) <text:span text:style-name="T49">algorithm</text:span>.</text:p>
      <text:p text:style-name="P6"/>
      <text:p text:style-name="P3">\section{Optimization tool}</text:p>
      <text:p text:style-name="P3">\label{sec:optimization_tool}</text:p>
      <text:p text:style-name="P32">As explained before, an optimization engine or tool has been developed to perform</text:p>
      <text:p text:style-name="P32">the design optimization of the drone and return information on the resulting design.</text:p>
      <text:p text:style-name="P32">In this section the tool is showed and its working principle is explained.</text:p>
      <text:p text:style-name="P31">\subsubsection{User Guide}</text:p>
      <text:p text:style-name="P31">\l<text:span text:style-name="T11">abel{sec:user_guide}</text:span></text:p>
      <text:p text:style-name="P38">Choose parameters to optimize</text:p>
      <text:p text:style-name="P39">Specify design parameters</text:p>
      <text:p text:style-name="P39">Specify an initial solution</text:p>
      <text:p text:style-name="P39">Specify a cost function</text:p>
      <text:p text:style-name="P39">Launch optimization</text:p>
      <text:p text:style-name="P39">Obtain result</text:p>
      <text:p text:style-name="P21"/>
      <text:p text:style-name="P31">\begin{figure}[!h]</text:p>
      <text:p text:style-name="P31"><text:s text:c="2"/>\centering</text:p>
      <text:p text:style-name="P31"><text:s text:c="2"/>\includegraphics[width=1.0\textwidth]{images/gui.png}</text:p>
      <text:p text:style-name="P31"><text:s text:c="2"/>\caption{MAV morphology optimization tool GUI.}</text:p>
      <text:p text:style-name="P31"><text:s text:c="2"/>\label{fig:gui}</text:p>
      <text:p text:style-name="P31">\end{figure}</text:p>
      <text:p text:style-name="P31"/>
      <text:p text:style-name="P31">\subsubsection{Outcome}</text:p>
      <text:p text:style-name="P31">\label{sec:outcome}</text:p>
      <text:p text:style-name="P31"><text:soft-page-break/></text:p>
      <text:p text:style-name="P31">\begin{figure}[!h]</text:p>
      <text:p text:style-name="P31"><text:s text:c="2"/>\begin{subfigure}[b]{0.48\textwidth}</text:p>
      <text:p text:style-name="P31"><text:s text:c="4"/>\includegraphics[width=\linewidth]{images/n=4_force.jpg}</text:p>
      <text:p text:style-name="P31"><text:s text:c="4"/>\caption{Force space.} \label{fig:tool_outputa}</text:p>
      <text:p text:style-name="P31"><text:s text:c="2"/>\end{subfigure}</text:p>
      <text:p text:style-name="P31"><text:s text:c="2"/>\hspace*{\fill} % separation between the subfigures</text:p>
      <text:p text:style-name="P31"><text:s text:c="2"/>\begin{subfigure}[b]{0.48\textwidth}</text:p>
      <text:p text:style-name="P31"><text:s text:c="4"/>\includegraphics[width=\linewidth]{images/n=4_torque.jpg}</text:p>
      <text:p text:style-name="P31"><text:s text:c="4"/>\caption{Torque space.} \label{fig:tool_outputb}</text:p>
      <text:p text:style-name="P31"><text:s text:c="2"/>\end{subfigure}</text:p>
      <text:p text:style-name="P31"><text:s text:c="2"/>\hspace*{\fill} % separation between the subfigures</text:p>
      <text:p text:style-name="P31"><text:s text:c="2"/>\begin{subfigure}[b]{0.48\textwidth}</text:p>
      <text:p text:style-name="P31"><text:s text:c="4"/>\includegraphics[width=\linewidth]{images/n=4_hover.jpg}</text:p>
      <text:p text:style-name="P31"><text:s text:c="4"/>\caption{Hover efficiency.} \label{fig:tool_outputc}</text:p>
      <text:p text:style-name="P31"><text:s text:c="2"/>\end{subfigure}</text:p>
      <text:p text:style-name="P31"><text:s text:c="2"/>\hspace*{\fill} % separation between the subfigures</text:p>
      <text:p text:style-name="P31"><text:s text:c="2"/>\begin{subfigure}[b]{0.48\textwidth}</text:p>
      <text:p text:style-name="P31"><text:s text:c="4"/>\includegraphics[width=\linewidth]{images/n=4_model.jpg}</text:p>
      <text:p text:style-name="P31"><text:s text:c="4"/>\caption{MAV representation.} \label{fig:tool_outputd}</text:p>
      <text:p text:style-name="P31"><text:s text:c="2"/>\end{subfigure}</text:p>
      <text:p text:style-name="P31"><text:s text:c="2"/>\caption{Example of what is outputted by the optimization engine.}</text:p>
      <text:p text:style-name="P31"><text:s text:c="2"/>\label{fig:tool_output}</text:p>
      <text:p text:style-name="P31">\end{figure}</text:p>
      <text:p text:style-name="P31"/>
      <text:p text:style-name="P31">\subsubsection{Limitations}</text:p>
      <text:p text:style-name="P31">\label{sec:limitations}</text:p>
      <text:p text:style-name="P31"/>
      <text:p text:style-name="P31">\section{Simulation Approach}</text:p>
      <text:p text:style-name="P31">\label{sec:control_approach}</text:p>
      <text:p text:style-name="P33">In order to simulate the different results obtained with the engine described in previous section,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DejaVu Sans" svg:font-family="'DejaVu Sans'" style:font-family-generic="roman" style:font-pitch="variable"/>
    <style:font-face style:name="FreeSans" svg:font-family="FreeSans" style:font-family-generic="roman" style:font-pitch="variable"/>
    <style:font-face style:name="Helvetica" svg:font-family="Helvetica, 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7e_LT_7e_Gliederung_20_1" style:display-name="Title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7e_LT_7e_Gliederung_20_2" style:display-name="Title~LT~Gliederung 2" style:family="paragraph" style:parent-style-name="Title_7e_LT_7e_Gliederung_20_1" style:default-outline-level="">
      <style:paragraph-properties fo:margin-top="0in" fo:margin-bottom="0.1575in" loext:contextual-spacing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7e_LT_7e_Gliederung_20_3" style:display-name="Title~LT~Gliederung 3" style:family="paragraph" style:parent-style-name="Title_7e_LT_7e_Gliederung_20_2" style:default-outline-level="">
      <style:paragraph-properties fo:margin-top="0in" fo:margin-bottom="0.1181in" loext:contextual-spacing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7e_LT_7e_Gliederung_20_4" style:display-name="Title~LT~Gliederung 4" style:family="paragraph" style:parent-style-name="Title_7e_LT_7e_Gliederung_20_3" style:default-outline-level="">
      <style:paragraph-properties fo:margin-top="0in" fo:margin-bottom="0.0783in" loext:contextual-spacing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7e_LT_7e_Gliederung_20_5" style:display-name="Title~LT~Gliederung 5" style:family="paragraph" style:parent-style-name="Title_7e_LT_7e_Gliederung_20_4" style:default-outline-level="">
      <style:paragraph-properties fo:margin-top="0in" fo:margin-bottom="0.0398in" loext:contextual-spacing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7e_LT_7e_Gliederung_20_6" style:display-name="Title~LT~Gliederung 6" style:family="paragraph" style:parent-style-name="Title_7e_LT_7e_Gliederung_20_5" style:default-outline-level="">
      <style:paragraph-properties fo:margin-top="0in" fo:margin-bottom="0.0398in" loext:contextual-spacing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7e_LT_7e_Gliederung_20_7" style:display-name="Title~LT~Gliederung 7" style:family="paragraph" style:parent-style-name="Title_7e_LT_7e_Gliederung_20_6" style:default-outline-level="">
      <style:paragraph-properties fo:margin-top="0in" fo:margin-bottom="0.0398in" loext:contextual-spacing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7e_LT_7e_Gliederung_20_8" style:display-name="Title~LT~Gliederung 8" style:family="paragraph" style:parent-style-name="Title_7e_LT_7e_Gliederung_20_7" style:default-outline-level="">
      <style:paragraph-properties fo:margin-top="0in" fo:margin-bottom="0.0398in" loext:contextual-spacing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9" style:display-name="Title~LT~Gliederung 9" style:family="paragraph" style:parent-style-name="Title_7e_LT_7e_Gliederung_20_8" style:default-outline-level="">
      <style:paragraph-properties fo:margin-top="0in" fo:margin-bottom="0.0398in" loext:contextual-spacing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Titel" style:display-name="Title~LT~Titel" style:family="paragraph" style:default-outline-level="">
      <style:paragraph-properties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32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7e_LT_7e_Untertitel" style:display-name="Title~LT~Untertitel" style:family="paragraph" style:default-outline-level="">
      <style:paragraph-properties fo:margin-left="0in" fo:margin-right="0in" fo:text-align="start" style:justify-single-word="false" fo:orphans="2" fo:widows="2" fo:text-indent="0in" style:auto-text-indent="false" style:writing-mode="lr-tb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7e_LT_7e_Notizen" style:display-name="Title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7e_LT_7e_Hintergrundobjekte" style:display-name="Titl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7e_LT_7e_Hintergrund" style:display-name="Titl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kt_20_ohne_20_Füllung_20_und_20_Linie" style:display-name="Objekt ohne Füllung und Lini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7e_LT_7e_Gliederung_20_1" style:display-name="Content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ntent_7e_LT_7e_Gliederung_20_2" style:display-name="Content~LT~Gliederung 2" style:family="paragraph" style:parent-style-name="Content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7e_LT_7e_Gliederung_20_3" style:display-name="Content~LT~Gliederung 3" style:family="paragraph" style:parent-style-name="Content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7e_LT_7e_Gliederung_20_4" style:display-name="Content~LT~Gliederung 4" style:family="paragraph" style:parent-style-name="Content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7e_LT_7e_Gliederung_20_5" style:display-name="Content~LT~Gliederung 5" style:family="paragraph" style:parent-style-name="Content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7e_LT_7e_Gliederung_20_6" style:display-name="Content~LT~Gliederung 6" style:family="paragraph" style:parent-style-name="Content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7e_LT_7e_Gliederung_20_7" style:display-name="Content~LT~Gliederung 7" style:family="paragraph" style:parent-style-name="Content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7e_LT_7e_Gliederung_20_8" style:display-name="Content~LT~Gliederung 8" style:family="paragraph" style:parent-style-name="Content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7e_LT_7e_Gliederung_20_9" style:display-name="Content~LT~Gliederung 9" style:family="paragraph" style:parent-style-name="Content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7e_LT_7e_Titel" style:display-name="Content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ntent_7e_LT_7e_Untertitel" style:display-name="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ntent_7e_LT_7e_Notizen" style:display-name="Content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ntent_7e_LT_7e_Hintergrundobjekte" style:display-name="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ontent_7e_LT_7e_Hintergrund" style:display-name="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End_7e_LT_7e_Gliederung_20_1" style:display-name="End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nd_7e_LT_7e_Gliederung_20_2" style:display-name="End~LT~Gliederung 2" style:family="paragraph" style:parent-style-name="End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nd_7e_LT_7e_Gliederung_20_3" style:display-name="End~LT~Gliederung 3" style:family="paragraph" style:parent-style-name="End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nd_7e_LT_7e_Gliederung_20_4" style:display-name="End~LT~Gliederung 4" style:family="paragraph" style:parent-style-name="End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7e_LT_7e_Gliederung_20_5" style:display-name="End~LT~Gliederung 5" style:family="paragraph" style:parent-style-name="End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7e_LT_7e_Gliederung_20_6" style:display-name="End~LT~Gliederung 6" style:family="paragraph" style:parent-style-name="End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7e_LT_7e_Gliederung_20_7" style:display-name="End~LT~Gliederung 7" style:family="paragraph" style:parent-style-name="End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7e_LT_7e_Gliederung_20_8" style:display-name="End~LT~Gliederung 8" style:family="paragraph" style:parent-style-name="End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7e_LT_7e_Gliederung_20_9" style:display-name="End~LT~Gliederung 9" style:family="paragraph" style:parent-style-name="End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7e_LT_7e_Titel" style:display-name="End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nd_7e_LT_7e_Untertitel" style:display-name="End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nd_7e_LT_7e_Notizen" style:display-name="End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nd_7e_LT_7e_Hintergrundobjekte" style:display-name="End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End_7e_LT_7e_Hintergrund" style:display-name="End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re_20_1_20_Car" style:display-name="Titre 1 Car" style:family="paragraph" style:default-outline-level="">
      <style:paragraph-properties fo:text-align="start" style:justify-single-word="false" fo:orphans="2" fo:widows="2" style:writing-mode="lr-tb"/>
      <style:text-properties style:font-name="DejaVu Sans" fo:font-family="'DejaVu Sans'" style:font-family-generic="roman" style:font-pitch="variable" fo:font-size="16pt" fo:font-weight="bold" style:font-name-asian="DejaVu Sans1" style:font-family-asian="'DejaVu Sans'" style:font-family-generic-asian="system" style:font-pitch-asian="variable" style:font-size-asian="16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Default_20_Paragraph_20_Font" style:display-name="Default Paragraph Font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ff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pple-converted-spac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_20_Paragraph" style:display-name="List Paragraph" style:family="paragraph" style:default-outline-level="">
      <style:paragraph-properties fo:margin-left="0.8819in" fo:margin-right="0in" fo:margin-top="0.1472in" fo:margin-bottom="0.1472in" loext:contextual-spacing="false" fo:line-height="150%" fo:text-align="start" style:justify-single-word="false" fo:orphans="2" fo:widows="2" fo:text-indent="0in" style:auto-text-indent="false" style:writing-mode="lr-tb"/>
      <style:text-properties style:font-name="Helvetica" fo:font-family="Helvetica, Arial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ontent_5f__7e_LT_7e_Gliederung_20_1" style:display-name="Content_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ntent_5f__7e_LT_7e_Gliederung_20_2" style:display-name="Content_~LT~Gliederung 2" style:family="paragraph" style:parent-style-name="Content_5f_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7e_LT_7e_Gliederung_20_3" style:display-name="Content_~LT~Gliederung 3" style:family="paragraph" style:parent-style-name="Content_5f_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7e_LT_7e_Gliederung_20_4" style:display-name="Content_~LT~Gliederung 4" style:family="paragraph" style:parent-style-name="Content_5f_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7e_LT_7e_Gliederung_20_5" style:display-name="Content_~LT~Gliederung 5" style:family="paragraph" style:parent-style-name="Content_5f_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7e_LT_7e_Gliederung_20_6" style:display-name="Content_~LT~Gliederung 6" style:family="paragraph" style:parent-style-name="Content_5f_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7e_LT_7e_Gliederung_20_7" style:display-name="Content_~LT~Gliederung 7" style:family="paragraph" style:parent-style-name="Content_5f_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7e_LT_7e_Gliederung_20_8" style:display-name="Content_~LT~Gliederung 8" style:family="paragraph" style:parent-style-name="Content_5f_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7e_LT_7e_Gliederung_20_9" style:display-name="Content_~LT~Gliederung 9" style:family="paragraph" style:parent-style-name="Content_5f_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7e_LT_7e_Titel" style:display-name="Content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ntent_5f__7e_LT_7e_Untertitel" style:display-name="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ntent_5f__7e_LT_7e_Notizen" style:display-name="Content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ntent_5f__7e_LT_7e_Hintergrundobjekte" style:display-name="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ontent_5f__7e_LT_7e_Hintergrund" style:display-name="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ontent_5f__5f__7e_LT_7e_Gliederung_20_1" style:display-name="Content__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ntent_5f__5f__7e_LT_7e_Gliederung_20_2" style:display-name="Content__~LT~Gliederung 2" style:family="paragraph" style:parent-style-name="Content_5f__5f_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7e_LT_7e_Gliederung_20_3" style:display-name="Content__~LT~Gliederung 3" style:family="paragraph" style:parent-style-name="Content_5f__5f_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7e_LT_7e_Gliederung_20_4" style:display-name="Content__~LT~Gliederung 4" style:family="paragraph" style:parent-style-name="Content_5f__5f_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7e_LT_7e_Gliederung_20_5" style:display-name="Content__~LT~Gliederung 5" style:family="paragraph" style:parent-style-name="Content_5f__5f_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7e_LT_7e_Gliederung_20_6" style:display-name="Content__~LT~Gliederung 6" style:family="paragraph" style:parent-style-name="Content_5f__5f_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7e_LT_7e_Gliederung_20_7" style:display-name="Content__~LT~Gliederung 7" style:family="paragraph" style:parent-style-name="Content_5f__5f_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7e_LT_7e_Gliederung_20_8" style:display-name="Content__~LT~Gliederung 8" style:family="paragraph" style:parent-style-name="Content_5f__5f_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7e_LT_7e_Gliederung_20_9" style:display-name="Content__~LT~Gliederung 9" style:family="paragraph" style:parent-style-name="Content_5f__5f_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7e_LT_7e_Titel" style:display-name="Content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ntent_5f__5f__7e_LT_7e_Untertitel" style:display-name="Content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ntent_5f__5f__7e_LT_7e_Notizen" style:display-name="Content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ntent_5f__5f__7e_LT_7e_Hintergrundobjekte" style:display-name="Content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ontent_5f__5f__7e_LT_7e_Hintergrund" style:display-name="Content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ontent_5f__5f__5f__7e_LT_7e_Gliederung_20_1" style:display-name="Content___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ntent_5f__5f__5f__7e_LT_7e_Gliederung_20_2" style:display-name="Content___~LT~Gliederung 2" style:family="paragraph" style:parent-style-name="Content_5f__5f__5f_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5f__7e_LT_7e_Gliederung_20_3" style:display-name="Content___~LT~Gliederung 3" style:family="paragraph" style:parent-style-name="Content_5f__5f__5f_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5f__7e_LT_7e_Gliederung_20_4" style:display-name="Content___~LT~Gliederung 4" style:family="paragraph" style:parent-style-name="Content_5f__5f__5f_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5f__7e_LT_7e_Gliederung_20_5" style:display-name="Content___~LT~Gliederung 5" style:family="paragraph" style:parent-style-name="Content_5f__5f__5f_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5f__7e_LT_7e_Gliederung_20_6" style:display-name="Content___~LT~Gliederung 6" style:family="paragraph" style:parent-style-name="Content_5f__5f__5f_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7e_LT_7e_Gliederung_20_7" style:display-name="Content___~LT~Gliederung 7" style:family="paragraph" style:parent-style-name="Content_5f__5f__5f_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7e_LT_7e_Gliederung_20_8" style:display-name="Content___~LT~Gliederung 8" style:family="paragraph" style:parent-style-name="Content_5f__5f__5f_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7e_LT_7e_Gliederung_20_9" style:display-name="Content___~LT~Gliederung 9" style:family="paragraph" style:parent-style-name="Content_5f__5f__5f_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7e_LT_7e_Titel" style:display-name="Content_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ntent_5f__5f__5f__7e_LT_7e_Untertitel" style:display-name="Content_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ntent_5f__5f__5f__7e_LT_7e_Notizen" style:display-name="Content_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ntent_5f__5f__5f__7e_LT_7e_Hintergrundobjekte" style:display-name="Content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ontent_5f__5f__5f__7e_LT_7e_Hintergrund" style:display-name="Content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ontent_5f__5f__5f__5f__7e_LT_7e_Gliederung_20_1" style:display-name="Content____~LT~Gliederung 1" style:family="paragraph" style:default-outline-level="">
      <style:paragraph-properties fo:margin-left="0in" fo:margin-right="0in" fo:margin-top="0in" fo:margin-bottom="0.1945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ntent_5f__5f__5f__5f__7e_LT_7e_Gliederung_20_2" style:display-name="Content____~LT~Gliederung 2" style:family="paragraph" style:parent-style-name="Content_5f__5f__5f__5f__7e_LT_7e_Gliederung_20_1" style:default-outline-level="">
      <style:paragraph-properties fo:margin-left="0in" fo:margin-right="0in" fo:margin-top="0in" fo:margin-bottom="0.1575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5f__5f__7e_LT_7e_Gliederung_20_3" style:display-name="Content____~LT~Gliederung 3" style:family="paragraph" style:parent-style-name="Content_5f__5f__5f__5f__7e_LT_7e_Gliederung_20_2" style:default-outline-level="">
      <style:paragraph-properties fo:margin-left="0in" fo:margin-right="0in" fo:margin-top="0in" fo:margin-bottom="0.1181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5f__5f__7e_LT_7e_Gliederung_20_4" style:display-name="Content____~LT~Gliederung 4" style:family="paragraph" style:parent-style-name="Content_5f__5f__5f__5f__7e_LT_7e_Gliederung_20_3" style:default-outline-level="">
      <style:paragraph-properties fo:margin-left="0in" fo:margin-right="0in" fo:margin-top="0in" fo:margin-bottom="0.0783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5f__5f__7e_LT_7e_Gliederung_20_5" style:display-name="Content____~LT~Gliederung 5" style:family="paragraph" style:parent-style-name="Content_5f__5f__5f__5f__7e_LT_7e_Gliederung_20_4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5f__5f__7e_LT_7e_Gliederung_20_6" style:display-name="Content____~LT~Gliederung 6" style:family="paragraph" style:parent-style-name="Content_5f__5f__5f__5f__7e_LT_7e_Gliederung_20_5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7e_LT_7e_Gliederung_20_7" style:display-name="Content____~LT~Gliederung 7" style:family="paragraph" style:parent-style-name="Content_5f__5f__5f__5f__7e_LT_7e_Gliederung_20_6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7e_LT_7e_Gliederung_20_8" style:display-name="Content____~LT~Gliederung 8" style:family="paragraph" style:parent-style-name="Content_5f__5f__5f__5f__7e_LT_7e_Gliederung_20_7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7e_LT_7e_Gliederung_20_9" style:display-name="Content____~LT~Gliederung 9" style:family="paragraph" style:parent-style-name="Content_5f__5f__5f__5f__7e_LT_7e_Gliederung_20_8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7e_LT_7e_Titel" style:display-name="Content__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ntent_5f__5f__5f__5f__7e_LT_7e_Untertitel" style:display-name="Content__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ntent_5f__5f__5f__5f__7e_LT_7e_Notizen" style:display-name="Content__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ntent_5f__5f__5f__5f__7e_LT_7e_Hintergrundobjekte" style:display-name="Content_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ontent_5f__5f__5f__5f__7e_LT_7e_Hintergrund" style:display-name="Content_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ontent_5f__5f__5f__5f__5f__7e_LT_7e_Gliederung_20_1" style:display-name="Content_____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ntent_5f__5f__5f__5f__5f__7e_LT_7e_Gliederung_20_2" style:display-name="Content_____~LT~Gliederung 2" style:family="paragraph" style:parent-style-name="Content_5f__5f__5f__5f__5f_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5f__5f__5f__7e_LT_7e_Gliederung_20_3" style:display-name="Content_____~LT~Gliederung 3" style:family="paragraph" style:parent-style-name="Content_5f__5f__5f__5f__5f_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5f__5f__5f__7e_LT_7e_Gliederung_20_4" style:display-name="Content_____~LT~Gliederung 4" style:family="paragraph" style:parent-style-name="Content_5f__5f__5f__5f__5f_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5f__5f__5f__7e_LT_7e_Gliederung_20_5" style:display-name="Content_____~LT~Gliederung 5" style:family="paragraph" style:parent-style-name="Content_5f__5f__5f__5f__5f_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5f__5f__5f__7e_LT_7e_Gliederung_20_6" style:display-name="Content_____~LT~Gliederung 6" style:family="paragraph" style:parent-style-name="Content_5f__5f__5f__5f__5f_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7e_LT_7e_Gliederung_20_7" style:display-name="Content_____~LT~Gliederung 7" style:family="paragraph" style:parent-style-name="Content_5f__5f__5f__5f__5f_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7e_LT_7e_Gliederung_20_8" style:display-name="Content_____~LT~Gliederung 8" style:family="paragraph" style:parent-style-name="Content_5f__5f__5f__5f__5f_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7e_LT_7e_Gliederung_20_9" style:display-name="Content_____~LT~Gliederung 9" style:family="paragraph" style:parent-style-name="Content_5f__5f__5f__5f__5f_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7e_LT_7e_Titel" style:display-name="Content___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ntent_5f__5f__5f__5f__5f__7e_LT_7e_Untertitel" style:display-name="Content___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ntent_5f__5f__5f__5f__5f__7e_LT_7e_Notizen" style:display-name="Content___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ntent_5f__5f__5f__5f__5f__7e_LT_7e_Hintergrundobjekte" style:display-name="Content__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ontent_5f__5f__5f__5f__5f__7e_LT_7e_Hintergrund" style:display-name="Content__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ontent_5f__5f__5f__5f__5f__5f__7e_LT_7e_Gliederung_20_1" style:display-name="Content______~LT~Gliederung 1" style:family="paragraph" style:default-outline-level="">
      <style:paragraph-properties fo:margin-left="0in" fo:margin-right="0in" fo:margin-top="0in" fo:margin-bottom="0.1965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ntent_5f__5f__5f__5f__5f__5f__7e_LT_7e_Gliederung_20_2" style:display-name="Content______~LT~Gliederung 2" style:family="paragraph" style:parent-style-name="Content_5f__5f__5f__5f__5f__5f__7e_LT_7e_Gliederung_20_1" style:default-outline-level="">
      <style:paragraph-properties fo:margin-left="0in" fo:margin-right="0in" fo:margin-top="0in" fo:margin-bottom="0.1575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5f__5f__5f__5f__7e_LT_7e_Gliederung_20_3" style:display-name="Content______~LT~Gliederung 3" style:family="paragraph" style:parent-style-name="Content_5f__5f__5f__5f__5f__5f__7e_LT_7e_Gliederung_20_2" style:default-outline-level="">
      <style:paragraph-properties fo:margin-left="0in" fo:margin-right="0in" fo:margin-top="0in" fo:margin-bottom="0.1181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5f__5f__5f__5f__7e_LT_7e_Gliederung_20_4" style:display-name="Content______~LT~Gliederung 4" style:family="paragraph" style:parent-style-name="Content_5f__5f__5f__5f__5f__5f__7e_LT_7e_Gliederung_20_3" style:default-outline-level="">
      <style:paragraph-properties fo:margin-left="0in" fo:margin-right="0in" fo:margin-top="0in" fo:margin-bottom="0.0783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5f__5f__5f__5f__7e_LT_7e_Gliederung_20_5" style:display-name="Content______~LT~Gliederung 5" style:family="paragraph" style:parent-style-name="Content_5f__5f__5f__5f__5f__5f__7e_LT_7e_Gliederung_20_4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5f__5f__5f__5f__7e_LT_7e_Gliederung_20_6" style:display-name="Content______~LT~Gliederung 6" style:family="paragraph" style:parent-style-name="Content_5f__5f__5f__5f__5f__5f__7e_LT_7e_Gliederung_20_5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7e_LT_7e_Gliederung_20_7" style:display-name="Content______~LT~Gliederung 7" style:family="paragraph" style:parent-style-name="Content_5f__5f__5f__5f__5f__5f__7e_LT_7e_Gliederung_20_6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7e_LT_7e_Gliederung_20_8" style:display-name="Content______~LT~Gliederung 8" style:family="paragraph" style:parent-style-name="Content_5f__5f__5f__5f__5f__5f__7e_LT_7e_Gliederung_20_7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7e_LT_7e_Gliederung_20_9" style:display-name="Content______~LT~Gliederung 9" style:family="paragraph" style:parent-style-name="Content_5f__5f__5f__5f__5f__5f__7e_LT_7e_Gliederung_20_8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7e_LT_7e_Titel" style:display-name="Content____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ntent_5f__5f__5f__5f__5f__5f__7e_LT_7e_Untertitel" style:display-name="Content____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ntent_5f__5f__5f__5f__5f__5f__7e_LT_7e_Notizen" style:display-name="Content____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ntent_5f__5f__5f__5f__5f__5f__7e_LT_7e_Hintergrundobjekte" style:display-name="Content___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ontent_5f__5f__5f__5f__5f__5f__7e_LT_7e_Hintergrund" style:display-name="Content___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ontent_5f__5f__5f__5f__5f__5f__5f__7e_LT_7e_Gliederung_20_1" style:display-name="Content_______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ntent_5f__5f__5f__5f__5f__5f__5f__7e_LT_7e_Gliederung_20_2" style:display-name="Content_______~LT~Gliederung 2" style:family="paragraph" style:parent-style-name="Content_5f__5f__5f__5f__5f__5f__5f_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5f__5f__5f__5f__5f__7e_LT_7e_Gliederung_20_3" style:display-name="Content_______~LT~Gliederung 3" style:family="paragraph" style:parent-style-name="Content_5f__5f__5f__5f__5f__5f__5f_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5f__5f__5f__5f__5f__7e_LT_7e_Gliederung_20_4" style:display-name="Content_______~LT~Gliederung 4" style:family="paragraph" style:parent-style-name="Content_5f__5f__5f__5f__5f__5f__5f_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5f__5f__5f__5f__5f__7e_LT_7e_Gliederung_20_5" style:display-name="Content_______~LT~Gliederung 5" style:family="paragraph" style:parent-style-name="Content_5f__5f__5f__5f__5f__5f__5f_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5f__5f__5f__5f__5f__7e_LT_7e_Gliederung_20_6" style:display-name="Content_______~LT~Gliederung 6" style:family="paragraph" style:parent-style-name="Content_5f__5f__5f__5f__5f__5f__5f_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7e_LT_7e_Gliederung_20_7" style:display-name="Content_______~LT~Gliederung 7" style:family="paragraph" style:parent-style-name="Content_5f__5f__5f__5f__5f__5f__5f_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7e_LT_7e_Gliederung_20_8" style:display-name="Content_______~LT~Gliederung 8" style:family="paragraph" style:parent-style-name="Content_5f__5f__5f__5f__5f__5f__5f_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7e_LT_7e_Gliederung_20_9" style:display-name="Content_______~LT~Gliederung 9" style:family="paragraph" style:parent-style-name="Content_5f__5f__5f__5f__5f__5f__5f_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7e_LT_7e_Titel" style:display-name="Content_____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ntent_5f__5f__5f__5f__5f__5f__5f__7e_LT_7e_Untertitel" style:display-name="Content_____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ntent_5f__5f__5f__5f__5f__5f__5f__7e_LT_7e_Notizen" style:display-name="Content_____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ntent_5f__5f__5f__5f__5f__5f__5f__7e_LT_7e_Hintergrundobjekte" style:display-name="Content____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ontent_5f__5f__5f__5f__5f__5f__5f__7e_LT_7e_Hintergrund" style:display-name="Content____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ontent_5f__5f__5f__5f__5f__5f__5f__5f__7e_LT_7e_Gliederung_20_1" style:display-name="Content________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ntent_5f__5f__5f__5f__5f__5f__5f__5f__7e_LT_7e_Gliederung_20_2" style:display-name="Content________~LT~Gliederung 2" style:family="paragraph" style:parent-style-name="Content_5f__5f__5f__5f__5f__5f__5f__5f_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5f__5f__5f__5f__5f__5f__7e_LT_7e_Gliederung_20_3" style:display-name="Content________~LT~Gliederung 3" style:family="paragraph" style:parent-style-name="Content_5f__5f__5f__5f__5f__5f__5f__5f_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5f__5f__5f__5f__5f__5f__7e_LT_7e_Gliederung_20_4" style:display-name="Content________~LT~Gliederung 4" style:family="paragraph" style:parent-style-name="Content_5f__5f__5f__5f__5f__5f__5f__5f_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5f__5f__5f__5f__5f__5f__7e_LT_7e_Gliederung_20_5" style:display-name="Content________~LT~Gliederung 5" style:family="paragraph" style:parent-style-name="Content_5f__5f__5f__5f__5f__5f__5f__5f_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5f__5f__5f__5f__5f__5f__7e_LT_7e_Gliederung_20_6" style:display-name="Content________~LT~Gliederung 6" style:family="paragraph" style:parent-style-name="Content_5f__5f__5f__5f__5f__5f__5f__5f_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7e_LT_7e_Gliederung_20_7" style:display-name="Content________~LT~Gliederung 7" style:family="paragraph" style:parent-style-name="Content_5f__5f__5f__5f__5f__5f__5f__5f_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7e_LT_7e_Gliederung_20_8" style:display-name="Content________~LT~Gliederung 8" style:family="paragraph" style:parent-style-name="Content_5f__5f__5f__5f__5f__5f__5f__5f_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7e_LT_7e_Gliederung_20_9" style:display-name="Content________~LT~Gliederung 9" style:family="paragraph" style:parent-style-name="Content_5f__5f__5f__5f__5f__5f__5f__5f_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7e_LT_7e_Titel" style:display-name="Content______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ntent_5f__5f__5f__5f__5f__5f__5f__5f__7e_LT_7e_Untertitel" style:display-name="Content______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ntent_5f__5f__5f__5f__5f__5f__5f__5f__7e_LT_7e_Notizen" style:display-name="Content______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ntent_5f__5f__5f__5f__5f__5f__5f__5f__7e_LT_7e_Hintergrundobjekte" style:display-name="Content_____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ontent_5f__5f__5f__5f__5f__5f__5f__5f__7e_LT_7e_Hintergrund" style:display-name="Content_____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ontent_5f__5f__5f__5f__5f__5f__5f__5f__5f__7e_LT_7e_Gliederung_20_1" style:display-name="Content_________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7e_LT_7e_Gliederung_20_2" style:display-name="Content_________~LT~Gliederung 2" style:family="paragraph" style:parent-style-name="Content_5f__5f__5f__5f__5f__5f__5f__5f__5f_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5f__5f__5f__5f__5f__5f__5f__7e_LT_7e_Gliederung_20_3" style:display-name="Content_________~LT~Gliederung 3" style:family="paragraph" style:parent-style-name="Content_5f__5f__5f__5f__5f__5f__5f__5f__5f_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5f__5f__5f__5f__5f__5f__5f__7e_LT_7e_Gliederung_20_4" style:display-name="Content_________~LT~Gliederung 4" style:family="paragraph" style:parent-style-name="Content_5f__5f__5f__5f__5f__5f__5f__5f__5f_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5f__5f__5f__5f__5f__5f__5f__7e_LT_7e_Gliederung_20_5" style:display-name="Content_________~LT~Gliederung 5" style:family="paragraph" style:parent-style-name="Content_5f__5f__5f__5f__5f__5f__5f__5f__5f_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5f__5f__5f__5f__5f__5f__5f__7e_LT_7e_Gliederung_20_6" style:display-name="Content_________~LT~Gliederung 6" style:family="paragraph" style:parent-style-name="Content_5f__5f__5f__5f__5f__5f__5f__5f__5f_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7e_LT_7e_Gliederung_20_7" style:display-name="Content_________~LT~Gliederung 7" style:family="paragraph" style:parent-style-name="Content_5f__5f__5f__5f__5f__5f__5f__5f__5f_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7e_LT_7e_Gliederung_20_8" style:display-name="Content_________~LT~Gliederung 8" style:family="paragraph" style:parent-style-name="Content_5f__5f__5f__5f__5f__5f__5f__5f__5f_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7e_LT_7e_Gliederung_20_9" style:display-name="Content_________~LT~Gliederung 9" style:family="paragraph" style:parent-style-name="Content_5f__5f__5f__5f__5f__5f__5f__5f__5f_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7e_LT_7e_Titel" style:display-name="Content_______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7e_LT_7e_Untertitel" style:display-name="Content_______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7e_LT_7e_Notizen" style:display-name="Content_______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7e_LT_7e_Hintergrundobjekte" style:display-name="Content______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ontent_5f__5f__5f__5f__5f__5f__5f__5f__5f__7e_LT_7e_Hintergrund" style:display-name="Content______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ontent_5f__5f__5f__5f__5f__5f__5f__5f__5f__5f__7e_LT_7e_Gliederung_20_1" style:display-name="Content__________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7e_LT_7e_Gliederung_20_2" style:display-name="Content__________~LT~Gliederung 2" style:family="paragraph" style:parent-style-name="Content_5f__5f__5f__5f__5f__5f__5f__5f__5f__5f_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5f__5f__5f__5f__5f__5f__5f__5f__7e_LT_7e_Gliederung_20_3" style:display-name="Content__________~LT~Gliederung 3" style:family="paragraph" style:parent-style-name="Content_5f__5f__5f__5f__5f__5f__5f__5f__5f__5f_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5f__5f__5f__5f__5f__5f__5f__5f__7e_LT_7e_Gliederung_20_4" style:display-name="Content__________~LT~Gliederung 4" style:family="paragraph" style:parent-style-name="Content_5f__5f__5f__5f__5f__5f__5f__5f__5f__5f_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5f__5f__5f__5f__5f__5f__5f__5f__7e_LT_7e_Gliederung_20_5" style:display-name="Content__________~LT~Gliederung 5" style:family="paragraph" style:parent-style-name="Content_5f__5f__5f__5f__5f__5f__5f__5f__5f__5f_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5f__5f__5f__5f__5f__5f__5f__5f__7e_LT_7e_Gliederung_20_6" style:display-name="Content__________~LT~Gliederung 6" style:family="paragraph" style:parent-style-name="Content_5f__5f__5f__5f__5f__5f__5f__5f__5f__5f_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7e_LT_7e_Gliederung_20_7" style:display-name="Content__________~LT~Gliederung 7" style:family="paragraph" style:parent-style-name="Content_5f__5f__5f__5f__5f__5f__5f__5f__5f__5f_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7e_LT_7e_Gliederung_20_8" style:display-name="Content__________~LT~Gliederung 8" style:family="paragraph" style:parent-style-name="Content_5f__5f__5f__5f__5f__5f__5f__5f__5f__5f_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7e_LT_7e_Gliederung_20_9" style:display-name="Content__________~LT~Gliederung 9" style:family="paragraph" style:parent-style-name="Content_5f__5f__5f__5f__5f__5f__5f__5f__5f__5f_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7e_LT_7e_Titel" style:display-name="Content________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7e_LT_7e_Untertitel" style:display-name="Content________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7e_LT_7e_Notizen" style:display-name="Content________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7e_LT_7e_Hintergrundobjekte" style:display-name="Content_______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ontent_5f__5f__5f__5f__5f__5f__5f__5f__5f__5f__7e_LT_7e_Hintergrund" style:display-name="Content_______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ontent_5f__5f__5f__5f__5f__5f__5f__5f__5f__5f__5f__7e_LT_7e_Gliederung_20_1" style:display-name="Content___________~LT~Gliederung 1" style:family="paragraph" style:default-outline-level="">
      <style:paragraph-properties fo:margin-left="0in" fo:margin-right="0in" fo:margin-top="0in" fo:margin-bottom="0.1965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7e_LT_7e_Gliederung_20_2" style:display-name="Content___________~LT~Gliederung 2" style:family="paragraph" style:parent-style-name="Content_5f__5f__5f__5f__5f__5f__5f__5f__5f__5f__5f__7e_LT_7e_Gliederung_20_1" style:default-outline-level="">
      <style:paragraph-properties fo:margin-left="0in" fo:margin-right="0in" fo:margin-top="0in" fo:margin-bottom="0.1575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5f__5f__5f__5f__5f__5f__5f__5f__5f__7e_LT_7e_Gliederung_20_3" style:display-name="Content___________~LT~Gliederung 3" style:family="paragraph" style:parent-style-name="Content_5f__5f__5f__5f__5f__5f__5f__5f__5f__5f__5f__7e_LT_7e_Gliederung_20_2" style:default-outline-level="">
      <style:paragraph-properties fo:margin-left="0in" fo:margin-right="0in" fo:margin-top="0in" fo:margin-bottom="0.1181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5f__5f__5f__5f__5f__5f__5f__5f__5f__7e_LT_7e_Gliederung_20_4" style:display-name="Content___________~LT~Gliederung 4" style:family="paragraph" style:parent-style-name="Content_5f__5f__5f__5f__5f__5f__5f__5f__5f__5f__5f__7e_LT_7e_Gliederung_20_3" style:default-outline-level="">
      <style:paragraph-properties fo:margin-left="0in" fo:margin-right="0in" fo:margin-top="0in" fo:margin-bottom="0.0783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5f__5f__5f__5f__5f__5f__5f__5f__5f__7e_LT_7e_Gliederung_20_5" style:display-name="Content___________~LT~Gliederung 5" style:family="paragraph" style:parent-style-name="Content_5f__5f__5f__5f__5f__5f__5f__5f__5f__5f__5f__7e_LT_7e_Gliederung_20_4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5f__5f__5f__5f__5f__5f__5f__5f__5f__7e_LT_7e_Gliederung_20_6" style:display-name="Content___________~LT~Gliederung 6" style:family="paragraph" style:parent-style-name="Content_5f__5f__5f__5f__5f__5f__5f__5f__5f__5f__5f__7e_LT_7e_Gliederung_20_5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7e_LT_7e_Gliederung_20_7" style:display-name="Content___________~LT~Gliederung 7" style:family="paragraph" style:parent-style-name="Content_5f__5f__5f__5f__5f__5f__5f__5f__5f__5f__5f__7e_LT_7e_Gliederung_20_6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7e_LT_7e_Gliederung_20_8" style:display-name="Content___________~LT~Gliederung 8" style:family="paragraph" style:parent-style-name="Content_5f__5f__5f__5f__5f__5f__5f__5f__5f__5f__5f__7e_LT_7e_Gliederung_20_7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7e_LT_7e_Gliederung_20_9" style:display-name="Content___________~LT~Gliederung 9" style:family="paragraph" style:parent-style-name="Content_5f__5f__5f__5f__5f__5f__5f__5f__5f__5f__5f__7e_LT_7e_Gliederung_20_8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7e_LT_7e_Titel" style:display-name="Content_________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7e_LT_7e_Untertitel" style:display-name="Content_________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7e_LT_7e_Notizen" style:display-name="Content_________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7e_LT_7e_Hintergrundobjekte" style:display-name="Content________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ontent_5f__5f__5f__5f__5f__5f__5f__5f__5f__5f__5f__7e_LT_7e_Hintergrund" style:display-name="Content________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ontent_5f__5f__5f__5f__5f__5f__5f__5f__5f__5f__5f__5f__7e_LT_7e_Gliederung_20_1" style:display-name="Content____________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7e_LT_7e_Gliederung_20_2" style:display-name="Content____________~LT~Gliederung 2" style:family="paragraph" style:parent-style-name="Content_5f__5f__5f__5f__5f__5f__5f__5f__5f__5f__5f__5f_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5f__5f__5f__5f__5f__5f__5f__5f__5f__5f__7e_LT_7e_Gliederung_20_3" style:display-name="Content____________~LT~Gliederung 3" style:family="paragraph" style:parent-style-name="Content_5f__5f__5f__5f__5f__5f__5f__5f__5f__5f__5f__5f_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5f__5f__5f__5f__5f__5f__5f__5f__5f__5f__7e_LT_7e_Gliederung_20_4" style:display-name="Content____________~LT~Gliederung 4" style:family="paragraph" style:parent-style-name="Content_5f__5f__5f__5f__5f__5f__5f__5f__5f__5f__5f__5f_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5f__5f__5f__5f__5f__5f__5f__5f__5f__5f__7e_LT_7e_Gliederung_20_5" style:display-name="Content____________~LT~Gliederung 5" style:family="paragraph" style:parent-style-name="Content_5f__5f__5f__5f__5f__5f__5f__5f__5f__5f__5f__5f_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5f__5f__5f__5f__5f__5f__5f__5f__5f__5f__7e_LT_7e_Gliederung_20_6" style:display-name="Content____________~LT~Gliederung 6" style:family="paragraph" style:parent-style-name="Content_5f__5f__5f__5f__5f__5f__5f__5f__5f__5f__5f__5f_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7e_LT_7e_Gliederung_20_7" style:display-name="Content____________~LT~Gliederung 7" style:family="paragraph" style:parent-style-name="Content_5f__5f__5f__5f__5f__5f__5f__5f__5f__5f__5f__5f_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7e_LT_7e_Gliederung_20_8" style:display-name="Content____________~LT~Gliederung 8" style:family="paragraph" style:parent-style-name="Content_5f__5f__5f__5f__5f__5f__5f__5f__5f__5f__5f__5f_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7e_LT_7e_Gliederung_20_9" style:display-name="Content____________~LT~Gliederung 9" style:family="paragraph" style:parent-style-name="Content_5f__5f__5f__5f__5f__5f__5f__5f__5f__5f__5f__5f_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7e_LT_7e_Titel" style:display-name="Content__________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7e_LT_7e_Untertitel" style:display-name="Content__________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7e_LT_7e_Notizen" style:display-name="Content__________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7e_LT_7e_Hintergrundobjekte" style:display-name="Content_________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ontent_5f__5f__5f__5f__5f__5f__5f__5f__5f__5f__5f__5f__7e_LT_7e_Hintergrund" style:display-name="Content_________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ontent_5f__5f__5f__5f__5f__5f__5f__5f__5f__5f__5f__5f__5f__7e_LT_7e_Gliederung_20_1" style:display-name="Content_____________~LT~Gliederung 1" style:family="paragraph" style:default-outline-level="">
      <style:paragraph-properties fo:margin-left="0in" fo:margin-right="0in" fo:margin-top="0in" fo:margin-bottom="0.1638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7e_LT_7e_Gliederung_20_2" style:display-name="Content_____________~LT~Gliederung 2" style:family="paragraph" style:parent-style-name="Content_5f__5f__5f__5f__5f__5f__5f__5f__5f__5f__5f__5f__5f__7e_LT_7e_Gliederung_20_1" style:default-outline-level="">
      <style:paragraph-properties fo:margin-left="0in" fo:margin-right="0in" fo:margin-top="0in" fo:margin-bottom="0.1575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5f__5f__5f__5f__5f__5f__5f__5f__5f__5f__5f__7e_LT_7e_Gliederung_20_3" style:display-name="Content_____________~LT~Gliederung 3" style:family="paragraph" style:parent-style-name="Content_5f__5f__5f__5f__5f__5f__5f__5f__5f__5f__5f__5f__5f__7e_LT_7e_Gliederung_20_2" style:default-outline-level="">
      <style:paragraph-properties fo:margin-left="0in" fo:margin-right="0in" fo:margin-top="0in" fo:margin-bottom="0.1181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5f__5f__5f__5f__5f__5f__5f__5f__5f__5f__5f__7e_LT_7e_Gliederung_20_4" style:display-name="Content_____________~LT~Gliederung 4" style:family="paragraph" style:parent-style-name="Content_5f__5f__5f__5f__5f__5f__5f__5f__5f__5f__5f__5f__5f__7e_LT_7e_Gliederung_20_3" style:default-outline-level="">
      <style:paragraph-properties fo:margin-left="0in" fo:margin-right="0in" fo:margin-top="0in" fo:margin-bottom="0.0783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5f__5f__5f__5f__5f__5f__5f__5f__5f__5f__5f__7e_LT_7e_Gliederung_20_5" style:display-name="Content_____________~LT~Gliederung 5" style:family="paragraph" style:parent-style-name="Content_5f__5f__5f__5f__5f__5f__5f__5f__5f__5f__5f__5f__5f__7e_LT_7e_Gliederung_20_4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5f__5f__5f__5f__5f__5f__5f__5f__5f__5f__5f__7e_LT_7e_Gliederung_20_6" style:display-name="Content_____________~LT~Gliederung 6" style:family="paragraph" style:parent-style-name="Content_5f__5f__5f__5f__5f__5f__5f__5f__5f__5f__5f__5f__5f__7e_LT_7e_Gliederung_20_5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7e_LT_7e_Gliederung_20_7" style:display-name="Content_____________~LT~Gliederung 7" style:family="paragraph" style:parent-style-name="Content_5f__5f__5f__5f__5f__5f__5f__5f__5f__5f__5f__5f__5f__7e_LT_7e_Gliederung_20_6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7e_LT_7e_Gliederung_20_8" style:display-name="Content_____________~LT~Gliederung 8" style:family="paragraph" style:parent-style-name="Content_5f__5f__5f__5f__5f__5f__5f__5f__5f__5f__5f__5f__5f__7e_LT_7e_Gliederung_20_7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7e_LT_7e_Gliederung_20_9" style:display-name="Content_____________~LT~Gliederung 9" style:family="paragraph" style:parent-style-name="Content_5f__5f__5f__5f__5f__5f__5f__5f__5f__5f__5f__5f__5f__7e_LT_7e_Gliederung_20_8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7e_LT_7e_Titel" style:display-name="Content___________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7e_LT_7e_Untertitel" style:display-name="Content___________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7e_LT_7e_Notizen" style:display-name="Content___________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7e_LT_7e_Hintergrundobjekte" style:display-name="Content__________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ontent_5f__5f__5f__5f__5f__5f__5f__5f__5f__5f__5f__5f__5f__7e_LT_7e_Hintergrund" style:display-name="Content__________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ontent_5f__5f__5f__5f__5f__5f__5f__5f__5f__5f__5f__5f__5f__5f__7e_LT_7e_Gliederung_20_1" style:display-name="Content______________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7e_LT_7e_Gliederung_20_2" style:display-name="Content______________~LT~Gliederung 2" style:family="paragraph" style:parent-style-name="Content_5f__5f__5f__5f__5f__5f__5f__5f__5f__5f__5f__5f__5f__5f_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5f__5f__5f__5f__5f__5f__5f__5f__5f__5f__5f__5f__7e_LT_7e_Gliederung_20_3" style:display-name="Content______________~LT~Gliederung 3" style:family="paragraph" style:parent-style-name="Content_5f__5f__5f__5f__5f__5f__5f__5f__5f__5f__5f__5f__5f__5f_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5f__5f__5f__5f__5f__5f__5f__5f__5f__5f__5f__5f__7e_LT_7e_Gliederung_20_4" style:display-name="Content______________~LT~Gliederung 4" style:family="paragraph" style:parent-style-name="Content_5f__5f__5f__5f__5f__5f__5f__5f__5f__5f__5f__5f__5f__5f_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5f__5f__5f__5f__5f__5f__5f__5f__5f__5f__5f__5f__7e_LT_7e_Gliederung_20_5" style:display-name="Content______________~LT~Gliederung 5" style:family="paragraph" style:parent-style-name="Content_5f__5f__5f__5f__5f__5f__5f__5f__5f__5f__5f__5f__5f__5f_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5f__5f__5f__5f__5f__5f__5f__5f__5f__5f__5f__5f__7e_LT_7e_Gliederung_20_6" style:display-name="Content______________~LT~Gliederung 6" style:family="paragraph" style:parent-style-name="Content_5f__5f__5f__5f__5f__5f__5f__5f__5f__5f__5f__5f__5f__5f_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7e_LT_7e_Gliederung_20_7" style:display-name="Content______________~LT~Gliederung 7" style:family="paragraph" style:parent-style-name="Content_5f__5f__5f__5f__5f__5f__5f__5f__5f__5f__5f__5f__5f__5f_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7e_LT_7e_Gliederung_20_8" style:display-name="Content______________~LT~Gliederung 8" style:family="paragraph" style:parent-style-name="Content_5f__5f__5f__5f__5f__5f__5f__5f__5f__5f__5f__5f__5f__5f_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7e_LT_7e_Gliederung_20_9" style:display-name="Content______________~LT~Gliederung 9" style:family="paragraph" style:parent-style-name="Content_5f__5f__5f__5f__5f__5f__5f__5f__5f__5f__5f__5f__5f__5f_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7e_LT_7e_Titel" style:display-name="Content____________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7e_LT_7e_Untertitel" style:display-name="Content____________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7e_LT_7e_Notizen" style:display-name="Content____________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7e_LT_7e_Hintergrundobjekte" style:display-name="Content___________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ontent_5f__5f__5f__5f__5f__5f__5f__5f__5f__5f__5f__5f__5f__5f__7e_LT_7e_Hintergrund" style:display-name="Content___________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ontent_5f__5f__5f__5f__5f__5f__5f__5f__5f__5f__5f__5f__5f__5f__5f__7e_LT_7e_Gliederung_20_1" style:display-name="Content_______________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5f__7e_LT_7e_Gliederung_20_2" style:display-name="Content_______________~LT~Gliederung 2" style:family="paragraph" style:parent-style-name="Content_5f__5f__5f__5f__5f__5f__5f__5f__5f__5f__5f__5f__5f__5f__5f_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5f__5f__5f__5f__5f__5f__5f__5f__5f__5f__5f__5f__5f__7e_LT_7e_Gliederung_20_3" style:display-name="Content_______________~LT~Gliederung 3" style:family="paragraph" style:parent-style-name="Content_5f__5f__5f__5f__5f__5f__5f__5f__5f__5f__5f__5f__5f__5f__5f__7e_LT_7e_Gliederung_20_2" style:default-outline-level="">
      <style:paragraph-properties fo:margin-left="0in" fo:margin-right="0in" fo:margin-top="0in" fo:margin-bottom="0.1181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5f__5f__5f__5f__5f__5f__5f__5f__5f__5f__5f__5f__5f__7e_LT_7e_Gliederung_20_4" style:display-name="Content_______________~LT~Gliederung 4" style:family="paragraph" style:parent-style-name="Content_5f__5f__5f__5f__5f__5f__5f__5f__5f__5f__5f__5f__5f__5f__5f__7e_LT_7e_Gliederung_20_3" style:default-outline-level="">
      <style:paragraph-properties fo:margin-left="0in" fo:margin-right="0in" fo:margin-top="0in" fo:margin-bottom="0.0783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5f__5f__5f__5f__5f__5f__5f__5f__5f__5f__5f__5f__5f__7e_LT_7e_Gliederung_20_5" style:display-name="Content_______________~LT~Gliederung 5" style:family="paragraph" style:parent-style-name="Content_5f__5f__5f__5f__5f__5f__5f__5f__5f__5f__5f__5f__5f__5f__5f__7e_LT_7e_Gliederung_20_4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5f__5f__5f__5f__5f__5f__5f__5f__5f__5f__5f__5f__5f__7e_LT_7e_Gliederung_20_6" style:display-name="Content_______________~LT~Gliederung 6" style:family="paragraph" style:parent-style-name="Content_5f__5f__5f__5f__5f__5f__5f__5f__5f__5f__5f__5f__5f__5f__5f__7e_LT_7e_Gliederung_20_5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5f__7e_LT_7e_Gliederung_20_7" style:display-name="Content_______________~LT~Gliederung 7" style:family="paragraph" style:parent-style-name="Content_5f__5f__5f__5f__5f__5f__5f__5f__5f__5f__5f__5f__5f__5f__5f__7e_LT_7e_Gliederung_20_6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5f__7e_LT_7e_Gliederung_20_8" style:display-name="Content_______________~LT~Gliederung 8" style:family="paragraph" style:parent-style-name="Content_5f__5f__5f__5f__5f__5f__5f__5f__5f__5f__5f__5f__5f__5f__5f__7e_LT_7e_Gliederung_20_7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5f__7e_LT_7e_Gliederung_20_9" style:display-name="Content_______________~LT~Gliederung 9" style:family="paragraph" style:parent-style-name="Content_5f__5f__5f__5f__5f__5f__5f__5f__5f__5f__5f__5f__5f__5f__5f__7e_LT_7e_Gliederung_20_8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5f__7e_LT_7e_Titel" style:display-name="Content_____________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5f__7e_LT_7e_Untertitel" style:display-name="Content_____________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5f__7e_LT_7e_Notizen" style:display-name="Content_____________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5f__7e_LT_7e_Hintergrundobjekte" style:display-name="Content____________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ontent_5f__5f__5f__5f__5f__5f__5f__5f__5f__5f__5f__5f__5f__5f__5f__7e_LT_7e_Hintergrund" style:display-name="Content____________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ontent_5f__5f__5f__5f__5f__5f__5f__5f__5f__5f__5f__5f__5f__5f__5f__5f__7e_LT_7e_Gliederung_20_1" style:display-name="Content________________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5f__5f__7e_LT_7e_Gliederung_20_2" style:display-name="Content________________~LT~Gliederung 2" style:family="paragraph" style:parent-style-name="Content_5f__5f__5f__5f__5f__5f__5f__5f__5f__5f__5f__5f__5f__5f__5f__5f_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5f__5f__5f__5f__5f__5f__5f__5f__5f__5f__5f__5f__5f__5f__7e_LT_7e_Gliederung_20_3" style:display-name="Content________________~LT~Gliederung 3" style:family="paragraph" style:parent-style-name="Content_5f__5f__5f__5f__5f__5f__5f__5f__5f__5f__5f__5f__5f__5f__5f__5f_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5f__5f__5f__5f__5f__5f__5f__5f__5f__5f__5f__5f__5f__5f__7e_LT_7e_Gliederung_20_4" style:display-name="Content________________~LT~Gliederung 4" style:family="paragraph" style:parent-style-name="Content_5f__5f__5f__5f__5f__5f__5f__5f__5f__5f__5f__5f__5f__5f__5f__5f_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5f__5f__5f__5f__5f__5f__5f__5f__5f__5f__5f__5f__5f__5f__7e_LT_7e_Gliederung_20_5" style:display-name="Content________________~LT~Gliederung 5" style:family="paragraph" style:parent-style-name="Content_5f__5f__5f__5f__5f__5f__5f__5f__5f__5f__5f__5f__5f__5f__5f__5f_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5f__5f__5f__5f__5f__5f__5f__5f__5f__5f__5f__5f__5f__5f__7e_LT_7e_Gliederung_20_6" style:display-name="Content________________~LT~Gliederung 6" style:family="paragraph" style:parent-style-name="Content_5f__5f__5f__5f__5f__5f__5f__5f__5f__5f__5f__5f__5f__5f__5f__5f_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5f__5f__7e_LT_7e_Gliederung_20_7" style:display-name="Content________________~LT~Gliederung 7" style:family="paragraph" style:parent-style-name="Content_5f__5f__5f__5f__5f__5f__5f__5f__5f__5f__5f__5f__5f__5f__5f__5f_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5f__5f__7e_LT_7e_Gliederung_20_8" style:display-name="Content________________~LT~Gliederung 8" style:family="paragraph" style:parent-style-name="Content_5f__5f__5f__5f__5f__5f__5f__5f__5f__5f__5f__5f__5f__5f__5f__5f_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5f__5f__7e_LT_7e_Gliederung_20_9" style:display-name="Content________________~LT~Gliederung 9" style:family="paragraph" style:parent-style-name="Content_5f__5f__5f__5f__5f__5f__5f__5f__5f__5f__5f__5f__5f__5f__5f__5f_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5f__5f__7e_LT_7e_Titel" style:display-name="Content______________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5f__5f__7e_LT_7e_Untertitel" style:display-name="Content______________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5f__5f__7e_LT_7e_Notizen" style:display-name="Content______________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5f__5f__7e_LT_7e_Hintergrundobjekte" style:display-name="Content_____________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ontent_5f__5f__5f__5f__5f__5f__5f__5f__5f__5f__5f__5f__5f__5f__5f__5f__7e_LT_7e_Hintergrund" style:display-name="Content_____________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ontent_5f__5f__5f__5f__5f__5f__5f__5f__5f__5f__5f__5f__5f__5f__5f__5f__5f__7e_LT_7e_Gliederung_20_1" style:display-name="Content_________________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5f__5f__5f__7e_LT_7e_Gliederung_20_2" style:display-name="Content_________________~LT~Gliederung 2" style:family="paragraph" style:parent-style-name="Content_5f__5f__5f__5f__5f__5f__5f__5f__5f__5f__5f__5f__5f__5f__5f__5f__5f_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5f__5f__5f__5f__5f__5f__5f__5f__5f__5f__5f__5f__5f__5f__5f__7e_LT_7e_Gliederung_20_3" style:display-name="Content_________________~LT~Gliederung 3" style:family="paragraph" style:parent-style-name="Content_5f__5f__5f__5f__5f__5f__5f__5f__5f__5f__5f__5f__5f__5f__5f__5f__5f_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5f__5f__5f__5f__5f__5f__5f__5f__5f__5f__5f__5f__5f__5f__5f__7e_LT_7e_Gliederung_20_4" style:display-name="Content_________________~LT~Gliederung 4" style:family="paragraph" style:parent-style-name="Content_5f__5f__5f__5f__5f__5f__5f__5f__5f__5f__5f__5f__5f__5f__5f__5f__5f_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5f__5f__5f__5f__5f__5f__5f__5f__5f__5f__5f__5f__5f__5f__5f__7e_LT_7e_Gliederung_20_5" style:display-name="Content_________________~LT~Gliederung 5" style:family="paragraph" style:parent-style-name="Content_5f__5f__5f__5f__5f__5f__5f__5f__5f__5f__5f__5f__5f__5f__5f__5f__5f_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5f__5f__5f__5f__5f__5f__5f__5f__5f__5f__5f__5f__5f__5f__5f__7e_LT_7e_Gliederung_20_6" style:display-name="Content_________________~LT~Gliederung 6" style:family="paragraph" style:parent-style-name="Content_5f__5f__5f__5f__5f__5f__5f__5f__5f__5f__5f__5f__5f__5f__5f__5f__5f_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5f__5f__5f__7e_LT_7e_Gliederung_20_7" style:display-name="Content_________________~LT~Gliederung 7" style:family="paragraph" style:parent-style-name="Content_5f__5f__5f__5f__5f__5f__5f__5f__5f__5f__5f__5f__5f__5f__5f__5f__5f_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5f__5f__5f__7e_LT_7e_Gliederung_20_8" style:display-name="Content_________________~LT~Gliederung 8" style:family="paragraph" style:parent-style-name="Content_5f__5f__5f__5f__5f__5f__5f__5f__5f__5f__5f__5f__5f__5f__5f__5f__5f_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5f__5f__5f__7e_LT_7e_Gliederung_20_9" style:display-name="Content_________________~LT~Gliederung 9" style:family="paragraph" style:parent-style-name="Content_5f__5f__5f__5f__5f__5f__5f__5f__5f__5f__5f__5f__5f__5f__5f__5f__5f_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5f__5f__5f__7e_LT_7e_Titel" style:display-name="Content_______________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5f__5f__5f__7e_LT_7e_Untertitel" style:display-name="Content_______________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5f__5f__5f__7e_LT_7e_Notizen" style:display-name="Content_______________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5f__5f__5f__7e_LT_7e_Hintergrundobjekte" style:display-name="Content______________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ontent_5f__5f__5f__5f__5f__5f__5f__5f__5f__5f__5f__5f__5f__5f__5f__5f__5f__7e_LT_7e_Hintergrund" style:display-name="Content______________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ontent_5f__5f__5f__5f__5f__5f__5f__5f__5f__5f__5f__5f__5f__5f__5f__5f__5f__5f__7e_LT_7e_Gliederung_20_1" style:display-name="Content__________________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5f__5f__5f__5f__7e_LT_7e_Gliederung_20_2" style:display-name="Content__________________~LT~Gliederung 2" style:family="paragraph" style:parent-style-name="Content_5f__5f__5f__5f__5f__5f__5f__5f__5f__5f__5f__5f__5f__5f__5f__5f__5f__5f_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5f__5f__5f__5f__5f__5f__5f__5f__5f__5f__5f__5f__5f__5f__5f__5f__7e_LT_7e_Gliederung_20_3" style:display-name="Content__________________~LT~Gliederung 3" style:family="paragraph" style:parent-style-name="Content_5f__5f__5f__5f__5f__5f__5f__5f__5f__5f__5f__5f__5f__5f__5f__5f__5f__5f_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5f__5f__5f__5f__5f__5f__5f__5f__5f__5f__5f__5f__5f__5f__5f__5f__7e_LT_7e_Gliederung_20_4" style:display-name="Content__________________~LT~Gliederung 4" style:family="paragraph" style:parent-style-name="Content_5f__5f__5f__5f__5f__5f__5f__5f__5f__5f__5f__5f__5f__5f__5f__5f__5f__5f_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5f__5f__5f__5f__5f__5f__5f__5f__5f__5f__5f__5f__5f__5f__5f__5f__7e_LT_7e_Gliederung_20_5" style:display-name="Content__________________~LT~Gliederung 5" style:family="paragraph" style:parent-style-name="Content_5f__5f__5f__5f__5f__5f__5f__5f__5f__5f__5f__5f__5f__5f__5f__5f__5f__5f_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5f__5f__5f__5f__5f__5f__5f__5f__5f__5f__5f__5f__5f__5f__5f__5f__7e_LT_7e_Gliederung_20_6" style:display-name="Content__________________~LT~Gliederung 6" style:family="paragraph" style:parent-style-name="Content_5f__5f__5f__5f__5f__5f__5f__5f__5f__5f__5f__5f__5f__5f__5f__5f__5f__5f_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5f__5f__5f__5f__7e_LT_7e_Gliederung_20_7" style:display-name="Content__________________~LT~Gliederung 7" style:family="paragraph" style:parent-style-name="Content_5f__5f__5f__5f__5f__5f__5f__5f__5f__5f__5f__5f__5f__5f__5f__5f__5f__5f_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5f__5f__5f__5f__7e_LT_7e_Gliederung_20_8" style:display-name="Content__________________~LT~Gliederung 8" style:family="paragraph" style:parent-style-name="Content_5f__5f__5f__5f__5f__5f__5f__5f__5f__5f__5f__5f__5f__5f__5f__5f__5f__5f_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5f__5f__5f__5f__7e_LT_7e_Gliederung_20_9" style:display-name="Content__________________~LT~Gliederung 9" style:family="paragraph" style:parent-style-name="Content_5f__5f__5f__5f__5f__5f__5f__5f__5f__5f__5f__5f__5f__5f__5f__5f__5f__5f_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5f__5f__5f__5f__7e_LT_7e_Titel" style:display-name="Content________________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5f__5f__5f__5f__7e_LT_7e_Untertitel" style:display-name="Content________________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5f__5f__5f__5f__7e_LT_7e_Notizen" style:display-name="Content________________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5f__5f__5f__5f__7e_LT_7e_Hintergrundobjekte" style:display-name="Content_______________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ontent_5f__5f__5f__5f__5f__5f__5f__5f__5f__5f__5f__5f__5f__5f__5f__5f__5f__5f__7e_LT_7e_Hintergrund" style:display-name="Content_______________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10:41:14.722778011</meta:creation-date>
    <dc:date>2018-09-06T14:52:04.827274955</dc:date>
    <meta:editing-duration>PT13H59M50S</meta:editing-duration>
    <meta:editing-cycles>100</meta:editing-cycles>
    <meta:generator>LibreOffice/5.1.6.2$Linux_X86_64 LibreOffice_project/10m0$Build-2</meta:generator>
    <meta:document-statistic meta:table-count="0" meta:image-count="0" meta:object-count="0" meta:page-count="14" meta:paragraph-count="386" meta:word-count="2318" meta:character-count="17456" meta:non-whitespace-character-count="15004"/>
  </office:meta>
</office:document-meta>
</file>